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6cm"/>
    </style:style>
    <style:style style:name="co2" style:family="table-column">
      <style:table-column-properties fo:break-before="auto" style:column-width="5.509cm"/>
    </style:style>
    <style:style style:name="co3" style:family="table-column">
      <style:table-column-properties fo:break-before="auto" style:column-width="7.17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2.658cm"/>
    </style:style>
    <style:style style:name="co6" style:family="table-column">
      <style:table-column-properties fo:break-before="auto" style:column-width="2.775cm"/>
    </style:style>
    <style:style style:name="co7" style:family="table-column">
      <style:table-column-properties fo:break-before="auto" style:column-width="9.682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3.007cm"/>
    </style:style>
    <style:style style:name="co10" style:family="table-column">
      <style:table-column-properties fo:break-before="auto" style:column-width="3.21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614cm"/>
    </style:style>
    <style:style style:name="co13" style:family="table-column">
      <style:table-column-properties fo:break-before="auto" style:column-width="7.288cm"/>
    </style:style>
    <style:style style:name="co14" style:family="table-column">
      <style:table-column-properties fo:break-before="auto" style:column-width="0.669cm"/>
    </style:style>
    <style:style style:name="co15" style:family="table-column">
      <style:table-column-properties fo:break-before="auto" style:column-width="0.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849cm" fo:break-before="auto" style:use-optimal-row-height="fals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cm"/>
    </style:style>
    <style:style style:name="ce18" style:family="table-cell" style:parent-style-name="Default">
      <style:table-cell-properties fo:border="0.06pt solid #000000" style:shrink-to-fit="tru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6pt solid #000000" style:shrink-to-fit="true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rotation-angle="90" style:shrink-to-fit="tru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3" style:family="text">
      <style:text-properties style:font-name="Calibri Light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ig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visibility="collapse" table:default-cell-style-name="Default"/>
        <table:table-column table:style-name="co8" table:default-cell-style-name="Default"/>
        <table:table-column table:style-name="co9" table:number-columns-repeated="3" table:default-cell-style-name="ce2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table:style-name="ce8" office:value-type="string" calcext:value-type="string">
            <text:p>Nb</text:p>
          </table:table-cell>
          <table:table-cell table:style-name="ce10" office:value-type="string" calcext:value-type="string">
            <text:p>State Name</text:p>
          </table:table-cell>
          <table:table-cell table:style-name="ce10" office:value-type="string" calcext:value-type="string">
            <text:p>Description</text:p>
          </table:table-cell>
          <table:table-cell table:style-name="ce8" office:value-type="string" calcext:value-type="string">
            <text:p>STEP</text:p>
          </table:table-cell>
          <table:table-cell table:style-name="ce8" office:value-type="string" calcext:value-type="string">
            <text:p>PROPERTY</text:p>
          </table:table-cell>
          <table:table-cell table:style-name="ce8" office:value-type="string" calcext:value-type="string">
            <text:p>BUSY_IDLE</text:p>
          </table:table-cell>
          <table:table-cell table:style-name="ce8" office:value-type="string" calcext:value-type="string">
            <text:p>INPUT_TYPE</text:p>
          </table:table-cell>
          <table:table-cell table:style-name="ce3" office:value-type="string" calcext:value-type="string">
            <text:p>Dimensions</text:p>
          </table:table-cell>
          <table:table-cell/>
          <table:table-cell table:style-name="ce8" office:value-type="string" calcext:value-type="string">
            <text:p>STEP</text:p>
          </table:table-cell>
          <table:table-cell table:style-name="ce8" office:value-type="string" calcext:value-type="string">
            <text:p>PROPERTY</text:p>
          </table:table-cell>
          <table:table-cell table:style-name="ce8" office:value-type="string" calcext:value-type="string">
            <text:p>BUSY_IDLE</text:p>
          </table:table-cell>
          <table:table-cell table:style-name="ce8" office:value-type="string" calcext:value-type="string">
            <text:p>INPUT_TYPE</text:p>
          </table:table-cell>
          <table:table-cell table:number-columns-repeated="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INIT</text:p>
          </table:table-cell>
          <table:table-cell table:style-name="ce11" office:value-type="string" calcext:value-type="string">
            <text:p>The program started</text:p>
          </table:table-cell>
          <table:table-cell table:style-name="ce14" office:value-type="string" calcext:value-type="string">
            <text:p>INIT_WAIT</text:p>
          </table:table-cell>
          <table:table-cell table:style-name="ce14" office:value-type="string" calcext:value-type="string">
            <text:p>INIT_NONE</text:p>
          </table:table-cell>
          <table:table-cell table:style-name="ce14" office:value-type="string" calcext:value-type="string">
            <text:p>BUSY</text:p>
          </table:table-cell>
          <table:table-cell table:style-name="ce14" office:value-type="string" calcext:value-type="string">
            <text:p>TYPE_NONE</text:p>
          </table:table-cell>
          <table:table-cell table:formula="of:= CONCATENATE([.D2];&quot;-(&quot;;[.E2];&quot;)-&quot;;[.F2];&quot;-[&quot;;[.G2];&quot;]&quot;)" office:value-type="string" office:string-value="INIT_WAIT-(INIT_NONE)-BUSY-[TYPE_NONE]" calcext:value-type="string">
            <text:p>INIT_WAIT-(INIT_NONE)-BUSY-[TYPE_NONE]</text:p>
          </table:table-cell>
          <table:table-cell/>
          <table:table-cell table:style-name="ce9" office:value-type="string" calcext:value-type="string">
            <text:p>INIT_WAIT</text:p>
          </table:table-cell>
          <table:table-cell table:style-name="ce9" office:value-type="string" calcext:value-type="string">
            <text:p>INIT_NONE</text:p>
          </table:table-cell>
          <table:table-cell table:style-name="ce9" office:value-type="string" calcext:value-type="string">
            <text:p>BUSY</text:p>
          </table:table-cell>
          <table:table-cell table:style-name="ce9" office:value-type="string" calcext:value-type="string">
            <text:p>TYPE_NONE</text:p>
          </table:table-cell>
          <table:table-cell table:number-columns-repeated="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IDLE_INIT</text:p>
          </table:table-cell>
          <table:table-cell table:style-name="ce11" office:value-type="string" calcext:value-type="string">
            <text:p>Deciding type of input</text:p>
          </table:table-cell>
          <table:table-cell table:style-name="ce14" office:value-type="string" calcext:value-type="string">
            <text:p>DECIDE</text:p>
          </table:table-cell>
          <table:table-cell table:style-name="ce14" office:value-type="string" calcext:value-type="string">
            <text:p>INIT_NONE</text:p>
          </table:table-cell>
          <table:table-cell table:style-name="ce14" office:value-type="string" calcext:value-type="string">
            <text:p>ORDER_IDLE</text:p>
          </table:table-cell>
          <table:table-cell table:style-name="ce14" office:value-type="string" calcext:value-type="string">
            <text:p>TYPE_NONE</text:p>
          </table:table-cell>
          <table:table-cell table:formula="of:= CONCATENATE([.D3];&quot;-(&quot;;[.E3];&quot;)-&quot;;[.F3];&quot;-[&quot;;[.G3];&quot;]&quot;)" office:value-type="string" office:string-value="DECIDE-(INIT_NONE)-ORDER_IDLE-[TYPE_NONE]" calcext:value-type="string">
            <text:p>DECIDE-(INIT_NONE)-ORDER_IDLE-[TYPE_NONE]</text:p>
          </table:table-cell>
          <table:table-cell/>
          <table:table-cell table:style-name="ce9" office:value-type="string" calcext:value-type="string">
            <text:p>DECIDE</text:p>
          </table:table-cell>
          <table:table-cell table:style-name="ce9" office:value-type="string" calcext:value-type="string">
            <text:p>INP_TYPE</text:p>
          </table:table-cell>
          <table:table-cell table:style-name="ce9" office:value-type="string" calcext:value-type="string">
            <text:p>MISSING_IDLE</text:p>
          </table:table-cell>
          <table:table-cell table:style-name="ce9" office:value-type="string" calcext:value-type="string">
            <text:p>RANDOM_GEN</text:p>
          </table:table-cell>
          <table:table-cell table:number-columns-repeated="3"/>
        </table:table-row>
        <table:table-row table:style-name="ro1">
          <table:table-cell table:style-name="ce8"/>
          <table:table-cell table:style-name="ce11" table:number-columns-repeated="2"/>
          <table:table-cell table:style-name="ce14" table:number-columns-repeated="4"/>
          <table:table-cell table:formula="of:= CONCATENATE([.D4];&quot;-(&quot;;[.E4];&quot;)-&quot;;[.F4];&quot;-[&quot;;[.G4];&quot;]&quot;)" office:value-type="string" office:string-value="-()--[]" calcext:value-type="string">
            <text:p>-()--[]</text:p>
          </table:table-cell>
          <table:table-cell/>
          <table:table-cell table:style-name="ce9" office:value-type="string" calcext:value-type="string">
            <text:p>WATCH</text:p>
          </table:table-cell>
          <table:table-cell table:style-name="ce9" office:value-type="string" calcext:value-type="string">
            <text:p>INP_DESCRIPT</text:p>
          </table:table-cell>
          <table:table-cell table:style-name="ce9" office:value-type="string" calcext:value-type="string">
            <text:p>ORDER_IDLE</text:p>
          </table:table-cell>
          <table:table-cell table:style-name="ce9" office:value-type="string" calcext:value-type="string">
            <text:p>TEXT INPUT</text:p>
          </table:table-cell>
          <table:table-cell table:number-columns-repeated="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IDLE_RANDOM_GEN</text:p>
          </table:table-cell>
          <table:table-cell table:style-name="ce11" office:value-type="string" calcext:value-type="string">
            <text:p>Form for random generation</text:p>
          </table:table-cell>
          <table:table-cell table:style-name="ce14" office:value-type="string" calcext:value-type="string">
            <text:p>DECIDE</text:p>
          </table:table-cell>
          <table:table-cell table:style-name="ce14" office:value-type="string" calcext:value-type="string">
            <text:p>INP_TYPE</text:p>
          </table:table-cell>
          <table:table-cell table:style-name="ce14" office:value-type="string" calcext:value-type="string">
            <text:p>MISSING_IDLE</text:p>
          </table:table-cell>
          <table:table-cell table:style-name="ce14" office:value-type="string" calcext:value-type="string">
            <text:p>RANDOM_GEN</text:p>
          </table:table-cell>
          <table:table-cell table:formula="of:= CONCATENATE([.D5];&quot;-(&quot;;[.E5];&quot;)-&quot;;[.F5];&quot;-[&quot;;[.G5];&quot;]&quot;)" office:value-type="string" office:string-value="DECIDE-(INP_TYPE)-MISSING_IDLE-[RANDOM_GEN]" calcext:value-type="string">
            <text:p>DECIDE-(INP_TYPE)-MISSING_IDLE-[RANDOM_GEN]</text:p>
          </table:table-cell>
          <table:table-cell/>
          <table:table-cell table:style-name="ce9" office:value-type="string" calcext:value-type="string">
            <text:p>ONE_ITERATION</text:p>
          </table:table-cell>
          <table:table-cell table:style-name="ce9" office:value-type="string" calcext:value-type="string">
            <text:p>INPUT_AS_IS</text:p>
          </table:table-cell>
          <table:table-cell table:style-name="ce9" office:value-type="string" calcext:value-type="string">
            <text:p>ERROR_IDLE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IDLE_RAND_GEN_SATISFIED</text:p>
          </table:table-cell>
          <table:table-cell table:style-name="ce11" office:value-type="string" calcext:value-type="string">
            <text:p>Form for random gen. filled</text:p>
          </table:table-cell>
          <table:table-cell table:style-name="ce14" office:value-type="string" calcext:value-type="string">
            <text:p>DECIDE</text:p>
          </table:table-cell>
          <table:table-cell table:style-name="ce14" office:value-type="string" calcext:value-type="string">
            <text:p>INP_TYPE</text:p>
          </table:table-cell>
          <table:table-cell table:style-name="ce14" office:value-type="string" calcext:value-type="string">
            <text:p>ORDER_IDLE</text:p>
          </table:table-cell>
          <table:table-cell table:style-name="ce14" office:value-type="string" calcext:value-type="string">
            <text:p>RANDOM_GEN</text:p>
          </table:table-cell>
          <table:table-cell table:formula="of:= CONCATENATE([.D6];&quot;-(&quot;;[.E6];&quot;)-&quot;;[.F6];&quot;-[&quot;;[.G6];&quot;]&quot;)" office:value-type="string" office:string-value="DECIDE-(INP_TYPE)-ORDER_IDLE-[RANDOM_GEN]" calcext:value-type="string">
            <text:p>DECIDE-(INP_TYPE)-ORDER_IDLE-[RANDOM_GEN]</text:p>
          </table:table-cell>
          <table:table-cell/>
          <table:table-cell table:style-name="ce9" office:value-type="string" calcext:value-type="string">
            <text:p>CONTINUOUS</text:p>
          </table:table-cell>
          <table:table-cell table:style-name="ce9" office:value-type="string" calcext:value-type="string">
            <text:p>INPUT_TECHN</text:p>
          </table:table-cell>
          <table:table-cell table:style-name="ce9" office:value-type="string" calcext:value-type="string">
            <text:p>WAIT_IDLE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BUSY_RAND_GEN_INPUT</text:p>
          </table:table-cell>
          <table:table-cell table:style-name="ce11" office:value-type="string" calcext:value-type="string">
            <text:p>Random generation of input</text:p>
          </table:table-cell>
          <table:table-cell table:style-name="ce14" office:value-type="string" calcext:value-type="string">
            <text:p>DECIDE</text:p>
          </table:table-cell>
          <table:table-cell table:style-name="ce14" office:value-type="string" calcext:value-type="string">
            <text:p>INP_DESCRIPT</text:p>
          </table:table-cell>
          <table:table-cell table:style-name="ce14" office:value-type="string" calcext:value-type="string">
            <text:p>WAIT_IDLE</text:p>
          </table:table-cell>
          <table:table-cell table:style-name="ce14" office:value-type="string" calcext:value-type="string">
            <text:p>RANDOM_GEN</text:p>
          </table:table-cell>
          <table:table-cell table:formula="of:= CONCATENATE([.D7];&quot;-(&quot;;[.E7];&quot;)-&quot;;[.F7];&quot;-[&quot;;[.G7];&quot;]&quot;)" office:value-type="string" office:string-value="DECIDE-(INP_DESCRIPT)-WAIT_IDLE-[RANDOM_GEN]" calcext:value-type="string">
            <text:p>DECIDE-(INP_DESCRIPT)-WAIT_IDLE-[RANDOM_GEN]</text:p>
          </table:table-cell>
          <table:table-cell/>
          <table:table-cell table:style-name="ce18"/>
          <table:table-cell table:style-name="ce9" office:value-type="string" calcext:value-type="string">
            <text:p>FIRST_ORDER</text:p>
          </table:table-cell>
          <table:table-cell table:style-name="ce9" office:value-type="string" calcext:value-type="string">
            <text:p>WATCH_IDLE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IDLE_RAND_GEN_ERROR</text:p>
          </table:table-cell>
          <table:table-cell table:style-name="ce11" office:value-type="string" calcext:value-type="string">
            <text:p>Error of Random generation</text:p>
          </table:table-cell>
          <table:table-cell table:style-name="ce14" office:value-type="string" calcext:value-type="string">
            <text:p>DECIDE</text:p>
          </table:table-cell>
          <table:table-cell table:style-name="ce14" office:value-type="string" calcext:value-type="string">
            <text:p>INP_DESCRIPT</text:p>
          </table:table-cell>
          <table:table-cell table:style-name="ce14" office:value-type="string" calcext:value-type="string">
            <text:p>ERROR_IDLE</text:p>
          </table:table-cell>
          <table:table-cell table:style-name="ce14" office:value-type="string" calcext:value-type="string">
            <text:p>RANDOM_GEN</text:p>
          </table:table-cell>
          <table:table-cell table:formula="of:= CONCATENATE([.D8];&quot;-(&quot;;[.E8];&quot;)-&quot;;[.F8];&quot;-[&quot;;[.G8];&quot;]&quot;)" office:value-type="string" office:string-value="DECIDE-(INP_DESCRIPT)-ERROR_IDLE-[RANDOM_GEN]" calcext:value-type="string">
            <text:p>DECIDE-(INP_DESCRIPT)-ERROR_IDLE-[RANDOM_GEN]</text:p>
          </table:table-cell>
          <table:table-cell/>
          <table:table-cell table:style-name="ce18"/>
          <table:table-cell table:style-name="ce9" office:value-type="string" calcext:value-type="string">
            <text:p>RECENT_RESULT</text:p>
          </table:table-cell>
          <table:table-cell table:style-name="ce18"/>
          <table:table-cell table:style-name="ce9"/>
          <table:table-cell table:number-columns-repeated="3"/>
        </table:table-row>
        <table:table-row table:style-name="ro1">
          <table:table-cell table:style-name="ce8"/>
          <table:table-cell table:style-name="ce11" table:number-columns-repeated="2"/>
          <table:table-cell table:style-name="ce14" table:number-columns-repeated="4"/>
          <table:table-cell table:formula="of:= CONCATENATE([.D9];&quot;-(&quot;;[.E9];&quot;)-&quot;;[.F9];&quot;-[&quot;;[.G9];&quot;]&quot;)" office:value-type="string" office:string-value="-()--[]" calcext:value-type="string">
            <text:p>-()--[]</text:p>
          </table:table-cell>
          <table:table-cell/>
          <table:table-cell table:style-name="ce18"/>
          <table:table-cell table:style-name="ce9" office:value-type="string" calcext:value-type="string">
            <text:p>LAST_RESULT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IDLE_INPUT_TEXT_DEF</text:p>
          </table:table-cell>
          <table:table-cell table:style-name="ce11" office:value-type="string" calcext:value-type="string">
            <text:p>Form for input text file</text:p>
          </table:table-cell>
          <table:table-cell table:style-name="ce14" office:value-type="string" calcext:value-type="string">
            <text:p>DECIDE</text:p>
          </table:table-cell>
          <table:table-cell table:style-name="ce14" office:value-type="string" calcext:value-type="string">
            <text:p>INP_TYPE</text:p>
          </table:table-cell>
          <table:table-cell table:style-name="ce14" office:value-type="string" calcext:value-type="string">
            <text:p>MISSING_IDLE</text:p>
          </table:table-cell>
          <table:table-cell table:style-name="ce14" office:value-type="string" calcext:value-type="string">
            <text:p>TEXT INPUT</text:p>
          </table:table-cell>
          <table:table-cell table:formula="of:= CONCATENATE([.D10];&quot;-(&quot;;[.E10];&quot;)-&quot;;[.F10];&quot;-[&quot;;[.G10];&quot;]&quot;)" office:value-type="string" office:string-value="DECIDE-(INP_TYPE)-MISSING_IDLE-[TEXT INPUT]" calcext:value-type="string">
            <text:p>DECIDE-(INP_TYPE)-MISSING_IDLE-[TEXT INPUT]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IDLE_INP_TEXT_SATISFIED</text:p>
          </table:table-cell>
          <table:table-cell table:style-name="ce11" office:value-type="string" calcext:value-type="string">
            <text:p>Form for inp. text file filled</text:p>
          </table:table-cell>
          <table:table-cell table:style-name="ce14" office:value-type="string" calcext:value-type="string">
            <text:p>DECIDE</text:p>
          </table:table-cell>
          <table:table-cell table:style-name="ce14" office:value-type="string" calcext:value-type="string">
            <text:p>INP_TYPE</text:p>
          </table:table-cell>
          <table:table-cell table:style-name="ce14" office:value-type="string" calcext:value-type="string">
            <text:p>ORDER_IDLE</text:p>
          </table:table-cell>
          <table:table-cell table:style-name="ce14" office:value-type="string" calcext:value-type="string">
            <text:p>TEXT INPUT</text:p>
          </table:table-cell>
          <table:table-cell table:formula="of:= CONCATENATE([.D11];&quot;-(&quot;;[.E11];&quot;)-&quot;;[.F11];&quot;-[&quot;;[.G11];&quot;]&quot;)" office:value-type="string" office:string-value="DECIDE-(INP_TYPE)-ORDER_IDLE-[TEXT INPUT]" calcext:value-type="string">
            <text:p>DECIDE-(INP_TYPE)-ORDER_IDLE-[TEXT INPUT]</text:p>
          </table:table-cell>
          <table:table-cell/>
          <table:table-cell table:style-name="ce7" office:value-type="string" calcext:value-type="string" table:number-columns-spanned="5" table:number-rows-spanned="1">
            <text:p>Events</text:p>
          </table:table-cell>
          <table:covered-table-cell table:number-columns-repeated="2" table:style-name="Default"/>
          <table:covered-table-cell table:number-columns-repeated="2"/>
          <table:table-cell table:number-columns-repeated="2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1" office:value-type="string" calcext:value-type="string">
            <text:p>BUSY_INP_TEXT_READ</text:p>
          </table:table-cell>
          <table:table-cell table:style-name="ce11" office:value-type="string" calcext:value-type="string">
            <text:p>Read of input text</text:p>
          </table:table-cell>
          <table:table-cell table:style-name="ce14" office:value-type="string" calcext:value-type="string">
            <text:p>DECIDE</text:p>
          </table:table-cell>
          <table:table-cell table:style-name="ce14" office:value-type="string" calcext:value-type="string">
            <text:p>INP_DESCRIPT</text:p>
          </table:table-cell>
          <table:table-cell table:style-name="ce14" office:value-type="string" calcext:value-type="string">
            <text:p>WAIT_IDLE</text:p>
          </table:table-cell>
          <table:table-cell table:style-name="ce14" office:value-type="string" calcext:value-type="string">
            <text:p>TEXT INPUT</text:p>
          </table:table-cell>
          <table:table-cell table:formula="of:= CONCATENATE([.D12];&quot;-(&quot;;[.E12];&quot;)-&quot;;[.F12];&quot;-[&quot;;[.G12];&quot;]&quot;)" office:value-type="string" office:string-value="DECIDE-(INP_DESCRIPT)-WAIT_IDLE-[TEXT INPUT]" calcext:value-type="string">
            <text:p>DECIDE-(INP_DESCRIPT)-WAIT_IDLE-[TEXT INPUT]</text:p>
          </table:table-cell>
          <table:table-cell/>
          <table:table-cell table:style-name="ce8" office:value-type="string" calcext:value-type="string">
            <text:p>Processes</text:p>
          </table:table-cell>
          <table:table-cell table:style-name="ce8" office:value-type="string" calcext:value-type="string">
            <text:p>Forms</text:p>
          </table:table-cell>
          <table:table-cell table:style-name="ce8" office:value-type="string" calcext:value-type="string">
            <text:p>Back</text:p>
          </table:table-cell>
          <table:table-cell table:style-name="ce8" office:value-type="string" calcext:value-type="string">
            <text:p>Action </text:p>
          </table:table-cell>
          <table:table-cell table:style-name="ce8"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1" office:value-type="string" calcext:value-type="string">
            <text:p>IDLE_INP_TEXT_ERROR</text:p>
          </table:table-cell>
          <table:table-cell table:style-name="ce11" office:value-type="string" calcext:value-type="string">
            <text:p>Error of Reading input text</text:p>
          </table:table-cell>
          <table:table-cell table:style-name="ce14" office:value-type="string" calcext:value-type="string">
            <text:p>DECIDE</text:p>
          </table:table-cell>
          <table:table-cell table:style-name="ce14" office:value-type="string" calcext:value-type="string">
            <text:p>INP_DESCRIPT</text:p>
          </table:table-cell>
          <table:table-cell table:style-name="ce14" office:value-type="string" calcext:value-type="string">
            <text:p>ERROR_IDLE</text:p>
          </table:table-cell>
          <table:table-cell table:style-name="ce14" office:value-type="string" calcext:value-type="string">
            <text:p>TEXT INPUT</text:p>
          </table:table-cell>
          <table:table-cell table:formula="of:= CONCATENATE([.D13];&quot;-(&quot;;[.E13];&quot;)-&quot;;[.F13];&quot;-[&quot;;[.G13];&quot;]&quot;)" office:value-type="string" office:string-value="DECIDE-(INP_DESCRIPT)-ERROR_IDLE-[TEXT INPUT]" calcext:value-type="string">
            <text:p>DECIDE-(INP_DESCRIPT)-ERROR_IDLE-[TEXT INPUT]</text:p>
          </table:table-cell>
          <table:table-cell/>
          <table:table-cell table:style-name="ce9" office:value-type="string" calcext:value-type="string">
            <text:p>Start Eventloop</text:p>
          </table:table-cell>
          <table:table-cell table:style-name="ce9" office:value-type="string" calcext:value-type="string">
            <text:p>F-Radio Random</text:p>
          </table:table-cell>
          <table:table-cell table:style-name="ce9" office:value-type="string" calcext:value-type="string">
            <text:p>B-Cancel</text:p>
          </table:table-cell>
          <table:table-cell table:style-name="ce9" office:value-type="string" calcext:value-type="string">
            <text:p>A-Investigate</text:p>
          </table:table-cell>
          <table:table-cell table:style-name="ce9" office:value-type="string" calcext:value-type="string">
            <text:p>N-Generate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1" table:number-columns-repeated="2"/>
          <table:table-cell table:style-name="ce14" table:number-columns-repeated="4"/>
          <table:table-cell table:formula="of:= CONCATENATE([.D14];&quot;-(&quot;;[.E14];&quot;)-&quot;;[.F14];&quot;-[&quot;;[.G14];&quot;]&quot;)" office:value-type="string" office:string-value="-()--[]" calcext:value-type="string">
            <text:p>-()--[]</text:p>
          </table:table-cell>
          <table:table-cell/>
          <table:table-cell table:style-name="ce9" office:value-type="string" calcext:value-type="string">
            <text:p>Close Win</text:p>
          </table:table-cell>
          <table:table-cell table:style-name="ce9" office:value-type="string" calcext:value-type="string">
            <text:p>F-Radio Text</text:p>
          </table:table-cell>
          <table:table-cell table:style-name="ce9" office:value-type="string" calcext:value-type="string">
            <text:p>B-Cancel (R)</text:p>
          </table:table-cell>
          <table:table-cell table:style-name="ce9" office:value-type="string" calcext:value-type="string">
            <text:p>A-PAUSE</text:p>
          </table:table-cell>
          <table:table-cell table:style-name="ce9" office:value-type="string" calcext:value-type="string">
            <text:p>N-Read</text:p>
          </table:table-cell>
          <table:table-cell table:number-columns-repeated="2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1" office:value-type="string" calcext:value-type="string">
            <text:p>IDLE_HAVE_TECHN_INPUT</text:p>
          </table:table-cell>
          <table:table-cell table:style-name="ce11" office:value-type="string" calcext:value-type="string">
            <text:p>Deciding about present preliminary analysis</text:p>
          </table:table-cell>
          <table:table-cell table:style-name="ce14" office:value-type="string" calcext:value-type="string">
            <text:p>DECIDE</text:p>
          </table:table-cell>
          <table:table-cell table:style-name="ce14" office:value-type="string" calcext:value-type="string">
            <text:p>INPUT_AS_IS</text:p>
          </table:table-cell>
          <table:table-cell table:style-name="ce14" office:value-type="string" calcext:value-type="string">
            <text:p>ORDER_IDLE</text:p>
          </table:table-cell>
          <table:table-cell table:style-name="ce14" office:value-type="string" calcext:value-type="string">
            <text:p>R / T</text:p>
          </table:table-cell>
          <table:table-cell table:formula="of:= CONCATENATE([.D15];&quot;-(&quot;;[.E15];&quot;)-&quot;;[.F15];&quot;-[&quot;;[.G15];&quot;]&quot;)" office:value-type="string" office:string-value="DECIDE-(INPUT_AS_IS)-ORDER_IDLE-[R / T]" calcext:value-type="string">
            <text:p>DECIDE-(INPUT_AS_IS)-ORDER_IDLE-[R / T]</text:p>
          </table:table-cell>
          <table:table-cell/>
          <table:table-cell table:style-name="ce9" office:value-type="string" calcext:value-type="string">
            <text:p>Confirmed Close Win</text:p>
          </table:table-cell>
          <table:table-cell table:style-name="ce9" office:value-type="string" calcext:value-type="string">
            <text:p>F-Filled (R)</text:p>
          </table:table-cell>
          <table:table-cell table:style-name="ce9" office:value-type="string" calcext:value-type="string">
            <text:p>B-Cancel (T)</text:p>
          </table:table-cell>
          <table:table-cell table:style-name="ce9"/>
          <table:table-cell table:style-name="ce9" office:value-type="string" calcext:value-type="string">
            <text:p>N-Continue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1" table:number-columns-repeated="2"/>
          <table:table-cell table:style-name="ce14" table:number-columns-repeated="4"/>
          <table:table-cell table:formula="of:= CONCATENATE([.D16];&quot;-(&quot;;[.E16];&quot;)-&quot;;[.F16];&quot;-[&quot;;[.G16];&quot;]&quot;)" office:value-type="string" office:string-value="-()--[]" calcext:value-type="string">
            <text:p>-()--[]</text:p>
          </table:table-cell>
          <table:table-cell/>
          <table:table-cell table:style-name="ce9" office:value-type="string" calcext:value-type="string">
            <text:p>Gen Failed</text:p>
          </table:table-cell>
          <table:table-cell table:style-name="ce9" office:value-type="string" calcext:value-type="string">
            <text:p>F-Missing (R)</text:p>
          </table:table-cell>
          <table:table-cell table:style-name="ce9" table:number-columns-repeated="2"/>
          <table:table-cell table:style-name="ce9" office:value-type="string" calcext:value-type="string">
            <text:p>N-Done</text:p>
          </table:table-cell>
          <table:table-cell table:number-columns-repeated="2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1" office:value-type="string" calcext:value-type="string">
            <text:p>BUSY_TECHN_INP_PRESENT </text:p>
          </table:table-cell>
          <table:table-cell table:style-name="ce11" office:value-type="string" calcext:value-type="string">
            <text:p>Preliminary analysis for lower bound</text:p>
          </table:table-cell>
          <table:table-cell table:style-name="ce14" office:value-type="string" calcext:value-type="string">
            <text:p>WATCH</text:p>
          </table:table-cell>
          <table:table-cell table:style-name="ce14" office:value-type="string" calcext:value-type="string">
            <text:p>INPUT_AS_IS</text:p>
          </table:table-cell>
          <table:table-cell table:style-name="ce14" office:value-type="string" calcext:value-type="string">
            <text:p>WAIT_IDLE</text:p>
          </table:table-cell>
          <table:table-cell table:style-name="ce14" office:value-type="string" calcext:value-type="string">
            <text:p>R / T</text:p>
          </table:table-cell>
          <table:table-cell table:formula="of:= CONCATENATE([.D17];&quot;-(&quot;;[.E17];&quot;)-&quot;;[.F17];&quot;-[&quot;;[.G17];&quot;]&quot;)" office:value-type="string" office:string-value="WATCH-(INPUT_AS_IS)-WAIT_IDLE-[R / T]" calcext:value-type="string">
            <text:p>WATCH-(INPUT_AS_IS)-WAIT_IDLE-[R / T]</text:p>
          </table:table-cell>
          <table:table-cell/>
          <table:table-cell table:style-name="ce9" office:value-type="string" calcext:value-type="string">
            <text:p>Gen Done</text:p>
          </table:table-cell>
          <table:table-cell table:style-name="ce9" office:value-type="string" calcext:value-type="string">
            <text:p>F-Filled (T)</text:p>
          </table:table-cell>
          <table:table-cell table:style-name="ce9" table:number-columns-repeated="2"/>
          <table:table-cell table:style-name="ce9" office:value-type="string" calcext:value-type="string">
            <text:p>N-Looked at</text:p>
          </table:table-cell>
          <table:table-cell table:number-columns-repeated="2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1" office:value-type="string" calcext:value-type="string">
            <text:p><text:span text:style-name="T1">IDLE_TECHN_INP</text:span>_ERROR</text:p>
          </table:table-cell>
          <table:table-cell table:style-name="ce11" office:value-type="string" calcext:value-type="string">
            <text:p>Error of preliminary analysis</text:p>
          </table:table-cell>
          <table:table-cell table:style-name="ce14" office:value-type="string" calcext:value-type="string">
            <text:p>WATCH</text:p>
          </table:table-cell>
          <table:table-cell table:style-name="ce14" office:value-type="string" calcext:value-type="string">
            <text:p>INPUT_AS_IS</text:p>
          </table:table-cell>
          <table:table-cell table:style-name="ce14" office:value-type="string" calcext:value-type="string">
            <text:p>ERROR_IDLE</text:p>
          </table:table-cell>
          <table:table-cell table:style-name="ce14" office:value-type="string" calcext:value-type="string">
            <text:p>R / T</text:p>
          </table:table-cell>
          <table:table-cell table:formula="of:= CONCATENATE([.D18];&quot;-(&quot;;[.E18];&quot;)-&quot;;[.F18];&quot;-[&quot;;[.G18];&quot;]&quot;)" office:value-type="string" office:string-value="WATCH-(INPUT_AS_IS)-ERROR_IDLE-[R / T]" calcext:value-type="string">
            <text:p>WATCH-(INPUT_AS_IS)-ERROR_IDLE-[R / T]</text:p>
          </table:table-cell>
          <table:table-cell/>
          <table:table-cell table:style-name="ce9" office:value-type="string" calcext:value-type="string">
            <text:p>Read Failed</text:p>
          </table:table-cell>
          <table:table-cell table:style-name="ce9" office:value-type="string" calcext:value-type="string">
            <text:p>F-Missing (T)</text:p>
          </table:table-cell>
          <table:table-cell table:style-name="ce9" table:number-columns-repeated="2"/>
          <table:table-cell table:style-name="ce9" office:value-type="string" calcext:value-type="string">
            <text:p>N-Continue (O/C)</text:p>
          </table:table-cell>
          <table:table-cell table:number-columns-repeated="2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1" office:value-type="string" calcext:value-type="string">
            <text:p><text:span text:style-name="T1">IDLE_TECHN_INP</text:span>_PRESENT</text:p>
          </table:table-cell>
          <table:table-cell table:style-name="ce11" office:value-type="string" calcext:value-type="string">
            <text:p>View of preliminary analysis</text:p>
          </table:table-cell>
          <table:table-cell table:style-name="ce14" office:value-type="string" calcext:value-type="string">
            <text:p>WATCH</text:p>
          </table:table-cell>
          <table:table-cell table:style-name="ce14" office:value-type="string" calcext:value-type="string">
            <text:p>INPUT_TECHN</text:p>
          </table:table-cell>
          <table:table-cell table:style-name="ce14" office:value-type="string" calcext:value-type="string">
            <text:p>WATCH_IDLE</text:p>
          </table:table-cell>
          <table:table-cell table:style-name="ce14" office:value-type="string" calcext:value-type="string">
            <text:p>R / T</text:p>
          </table:table-cell>
          <table:table-cell table:formula="of:= CONCATENATE([.D19];&quot;-(&quot;;[.E19];&quot;)-&quot;;[.F19];&quot;-[&quot;;[.G19];&quot;]&quot;)" office:value-type="string" office:string-value="WATCH-(INPUT_TECHN)-WATCH_IDLE-[R / T]" calcext:value-type="string">
            <text:p>WATCH-(INPUT_TECHN)-WATCH_IDLE-[R / T]</text:p>
          </table:table-cell>
          <table:table-cell/>
          <table:table-cell table:style-name="ce9" office:value-type="string" calcext:value-type="string">
            <text:p>Read Done</text:p>
          </table:table-cell>
          <table:table-cell table:style-name="ce9" table:number-columns-repeated="3"/>
          <table:table-cell table:style-name="ce9" office:value-type="string" calcext:value-type="string">
            <text:p>N-Exit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1" table:number-columns-repeated="2"/>
          <table:table-cell table:style-name="ce14" table:number-columns-repeated="4"/>
          <table:table-cell table:formula="of:= CONCATENATE([.D20];&quot;-(&quot;;[.E20];&quot;)-&quot;;[.F20];&quot;-[&quot;;[.G20];&quot;]&quot;)" office:value-type="string" office:string-value="-()--[]" calcext:value-type="string">
            <text:p>-()--[]</text:p>
          </table:table-cell>
          <table:table-cell/>
          <table:table-cell table:style-name="ce9" office:value-type="string" calcext:value-type="string">
            <text:p>PreAnalys Failed</text:p>
          </table:table-cell>
          <table:table-cell table:style-name="ce9" table:number-columns-repeated="4"/>
          <table:table-cell table:number-columns-repeated="2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11" office:value-type="string" calcext:value-type="string">
            <text:p>IDLE_HAVE_LOWER_BOUND</text:p>
          </table:table-cell>
          <table:table-cell table:style-name="ce11" office:value-type="string" calcext:value-type="string">
            <text:p>Deciding about present first order</text:p>
          </table:table-cell>
          <table:table-cell table:style-name="ce14" office:value-type="string" calcext:value-type="string">
            <text:p>DECIDE</text:p>
          </table:table-cell>
          <table:table-cell table:style-name="ce14" office:value-type="string" calcext:value-type="string">
            <text:p>INPUT_TECHN</text:p>
          </table:table-cell>
          <table:table-cell table:style-name="ce14" office:value-type="string" calcext:value-type="string">
            <text:p>ORDER_IDLE</text:p>
          </table:table-cell>
          <table:table-cell table:style-name="ce14" office:value-type="string" calcext:value-type="string">
            <text:p>R / T</text:p>
          </table:table-cell>
          <table:table-cell table:formula="of:= CONCATENATE([.D21];&quot;-(&quot;;[.E21];&quot;)-&quot;;[.F21];&quot;-[&quot;;[.G21];&quot;]&quot;)" office:value-type="string" office:string-value="DECIDE-(INPUT_TECHN)-ORDER_IDLE-[R / T]" calcext:value-type="string">
            <text:p>DECIDE-(INPUT_TECHN)-ORDER_IDLE-[R / T]</text:p>
          </table:table-cell>
          <table:table-cell/>
          <table:table-cell table:style-name="ce9" office:value-type="string" calcext:value-type="string">
            <text:p>PreAnalys Done</text:p>
          </table:table-cell>
          <table:table-cell table:style-name="ce9" table:number-columns-repeated="4"/>
          <table:table-cell table:number-columns-repeated="2"/>
        </table:table-row>
        <table:table-row table:style-name="ro1">
          <table:table-cell table:style-name="ce8"/>
          <table:table-cell table:style-name="ce11" table:number-columns-repeated="2"/>
          <table:table-cell table:style-name="ce14" table:number-columns-repeated="4"/>
          <table:table-cell table:formula="of:= CONCATENATE([.D22];&quot;-(&quot;;[.E22];&quot;)-&quot;;[.F22];&quot;-[&quot;;[.G22];&quot;]&quot;)" office:value-type="string" office:string-value="-()--[]" calcext:value-type="string">
            <text:p>-()--[]</text:p>
          </table:table-cell>
          <table:table-cell/>
          <table:table-cell table:style-name="ce9" office:value-type="string" calcext:value-type="string">
            <text:p>FirstOrd Failed</text:p>
          </table:table-cell>
          <table:table-cell table:style-name="ce9" table:number-columns-repeated="4"/>
          <table:table-cell table:number-columns-repeated="2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BUSY_FIRST_ORDER_CREATE</text:p>
          </table:table-cell>
          <table:table-cell table:style-name="ce11" office:value-type="string" calcext:value-type="string">
            <text:p>Create first order</text:p>
          </table:table-cell>
          <table:table-cell table:style-name="ce14" office:value-type="string" calcext:value-type="string">
            <text:p>WATCH</text:p>
          </table:table-cell>
          <table:table-cell table:style-name="ce14" office:value-type="string" calcext:value-type="string">
            <text:p>INPUT_TECHN</text:p>
          </table:table-cell>
          <table:table-cell table:style-name="ce14" office:value-type="string" calcext:value-type="string">
            <text:p>WAIT_IDLE</text:p>
          </table:table-cell>
          <table:table-cell table:style-name="ce14" office:value-type="string" calcext:value-type="string">
            <text:p>R / T</text:p>
          </table:table-cell>
          <table:table-cell table:formula="of:= CONCATENATE([.D23];&quot;-(&quot;;[.E23];&quot;)-&quot;;[.F23];&quot;-[&quot;;[.G23];&quot;]&quot;)" office:value-type="string" office:string-value="WATCH-(INPUT_TECHN)-WAIT_IDLE-[R / T]" calcext:value-type="string">
            <text:p>WATCH-(INPUT_TECHN)-WAIT_IDLE-[R / T]</text:p>
          </table:table-cell>
          <table:table-cell/>
          <table:table-cell table:style-name="ce9" office:value-type="string" calcext:value-type="string">
            <text:p>FirstOrd Done</text:p>
          </table:table-cell>
          <table:table-cell table:style-name="ce9" table:number-columns-repeated="4"/>
          <table:table-cell table:number-columns-repeated="2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11" office:value-type="string" calcext:value-type="string">
            <text:p>IDLE_FIRST_ORD_ERROR</text:p>
          </table:table-cell>
          <table:table-cell table:style-name="ce11" office:value-type="string" calcext:value-type="string">
            <text:p>Error of first order</text:p>
          </table:table-cell>
          <table:table-cell table:style-name="ce14" office:value-type="string" calcext:value-type="string">
            <text:p>WATCH</text:p>
          </table:table-cell>
          <table:table-cell table:style-name="ce14" office:value-type="string" calcext:value-type="string">
            <text:p>INPUT_TECHN</text:p>
          </table:table-cell>
          <table:table-cell table:style-name="ce14" office:value-type="string" calcext:value-type="string">
            <text:p>ERROR_IDLE</text:p>
          </table:table-cell>
          <table:table-cell table:style-name="ce14" office:value-type="string" calcext:value-type="string">
            <text:p>R / T</text:p>
          </table:table-cell>
          <table:table-cell table:formula="of:= CONCATENATE([.D24];&quot;-(&quot;;[.E24];&quot;)-&quot;;[.F24];&quot;-[&quot;;[.G24];&quot;]&quot;)" office:value-type="string" office:string-value="WATCH-(INPUT_TECHN)-ERROR_IDLE-[R / T]" calcext:value-type="string">
            <text:p>WATCH-(INPUT_TECHN)-ERROR_IDLE-[R / T]</text:p>
          </table:table-cell>
          <table:table-cell/>
          <table:table-cell table:style-name="ce9" office:value-type="string" calcext:value-type="string">
            <text:p>FirstOrd Success</text:p>
          </table:table-cell>
          <table:table-cell table:style-name="ce9" table:number-columns-repeated="4"/>
          <table:table-cell table:number-columns-repeated="2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11" office:value-type="string" calcext:value-type="string">
            <text:p>IDLE_FIRST_ORD_PRESENT </text:p>
          </table:table-cell>
          <table:table-cell table:style-name="ce11" office:value-type="string" calcext:value-type="string">
            <text:p>View of first order</text:p>
          </table:table-cell>
          <table:table-cell table:style-name="ce14" office:value-type="string" calcext:value-type="string">
            <text:p>WATCH</text:p>
          </table:table-cell>
          <table:table-cell table:style-name="ce14" office:value-type="string" calcext:value-type="string">
            <text:p>FIRST_ORDER</text:p>
          </table:table-cell>
          <table:table-cell table:style-name="ce14" office:value-type="string" calcext:value-type="string">
            <text:p>WATCH_IDLE</text:p>
          </table:table-cell>
          <table:table-cell table:style-name="ce14" office:value-type="string" calcext:value-type="string">
            <text:p>R / T</text:p>
          </table:table-cell>
          <table:table-cell table:formula="of:= CONCATENATE([.D25];&quot;-(&quot;;[.E25];&quot;)-&quot;;[.F25];&quot;-[&quot;;[.G25];&quot;]&quot;)" office:value-type="string" office:string-value="WATCH-(FIRST_ORDER)-WATCH_IDLE-[R / T]" calcext:value-type="string">
            <text:p>WATCH-(FIRST_ORDER)-WATCH_IDLE-[R / T]</text:p>
          </table:table-cell>
          <table:table-cell/>
          <table:table-cell table:style-name="ce9" office:value-type="string" calcext:value-type="string">
            <text:p>SearchOpt Failed</text:p>
          </table:table-cell>
          <table:table-cell table:style-name="ce9" table:number-columns-repeated="4"/>
          <table:table-cell table:number-columns-repeated="2"/>
        </table:table-row>
        <table:table-row table:style-name="ro1">
          <table:table-cell table:style-name="ce8"/>
          <table:table-cell table:style-name="ce11" table:number-columns-repeated="2"/>
          <table:table-cell table:style-name="ce14" table:number-columns-repeated="4"/>
          <table:table-cell table:formula="of:= CONCATENATE([.D26];&quot;-(&quot;;[.E26];&quot;)-&quot;;[.F26];&quot;-[&quot;;[.G26];&quot;]&quot;)" office:value-type="string" office:string-value="-()--[]" calcext:value-type="string">
            <text:p>-()--[]</text:p>
          </table:table-cell>
          <table:table-cell/>
          <table:table-cell table:style-name="ce9" office:value-type="string" calcext:value-type="string">
            <text:p>SearchOpt Done</text:p>
          </table:table-cell>
          <table:table-cell table:style-name="ce9" table:number-columns-repeated="4"/>
          <table:table-cell table:number-columns-repeated="2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11" office:value-type="string" calcext:value-type="string">
            <text:p>IDLE_HAVE_ROOT_INPUT</text:p>
          </table:table-cell>
          <table:table-cell table:style-name="ce11" office:value-type="string" calcext:value-type="string">
            <text:p>Deciding about search steps (s by s or cont)</text:p>
          </table:table-cell>
          <table:table-cell table:style-name="ce14" office:value-type="string" calcext:value-type="string">
            <text:p>DECIDE</text:p>
          </table:table-cell>
          <table:table-cell table:style-name="ce14" office:value-type="string" calcext:value-type="string">
            <text:p>FIRST_ORDER</text:p>
          </table:table-cell>
          <table:table-cell table:style-name="ce14" office:value-type="string" calcext:value-type="string">
            <text:p>ORDER_IDLE</text:p>
          </table:table-cell>
          <table:table-cell table:style-name="ce14" office:value-type="string" calcext:value-type="string">
            <text:p>R / T</text:p>
          </table:table-cell>
          <table:table-cell table:formula="of:= CONCATENATE([.D27];&quot;-(&quot;;[.E27];&quot;)-&quot;;[.F27];&quot;-[&quot;;[.G27];&quot;]&quot;)" office:value-type="string" office:string-value="DECIDE-(FIRST_ORDER)-ORDER_IDLE-[R / T]" calcext:value-type="string">
            <text:p>DECIDE-(FIRST_ORDER)-ORDER_IDLE-[R / T]</text:p>
          </table:table-cell>
          <table:table-cell/>
          <table:table-cell table:style-name="ce9" office:value-type="string" calcext:value-type="string">
            <text:p>ResentPres Failed</text:p>
          </table:table-cell>
          <table:table-cell table:style-name="ce9" table:number-columns-repeated="4"/>
          <table:table-cell table:number-columns-repeated="2"/>
        </table:table-row>
        <table:table-row table:style-name="ro1">
          <table:table-cell table:style-name="ce8"/>
          <table:table-cell table:style-name="ce11" table:number-columns-repeated="2"/>
          <table:table-cell table:style-name="ce14" table:number-columns-repeated="4"/>
          <table:table-cell table:formula="of:= CONCATENATE([.D28];&quot;-(&quot;;[.E28];&quot;)-&quot;;[.F28];&quot;-[&quot;;[.G28];&quot;]&quot;)" office:value-type="string" office:string-value="-()--[]" calcext:value-type="string">
            <text:p>-()--[]</text:p>
          </table:table-cell>
          <table:table-cell/>
          <table:table-cell table:style-name="ce9" office:value-type="string" calcext:value-type="string">
            <text:p>ResentPres Done</text:p>
          </table:table-cell>
          <table:table-cell table:style-name="ce9" table:number-columns-repeated="4"/>
          <table:table-cell table:number-columns-repeated="2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11" office:value-type="string" calcext:value-type="string">
            <text:p>BUSY_SEARCH_OPTIM_EXEC</text:p>
          </table:table-cell>
          <table:table-cell table:style-name="ce11" office:value-type="string" calcext:value-type="string">
            <text:p>Searching optimum</text:p>
          </table:table-cell>
          <table:table-cell table:style-name="ce14" office:value-type="string" calcext:value-type="string">
            <text:p>O / C</text:p>
          </table:table-cell>
          <table:table-cell table:style-name="ce14" office:value-type="string" calcext:value-type="string">
            <text:p>RECENT_RESULT</text:p>
          </table:table-cell>
          <table:table-cell table:style-name="ce14" office:value-type="string" calcext:value-type="string">
            <text:p>WAIT_IDLE</text:p>
          </table:table-cell>
          <table:table-cell table:style-name="ce14" office:value-type="string" calcext:value-type="string">
            <text:p>R / T</text:p>
          </table:table-cell>
          <table:table-cell table:formula="of:= CONCATENATE([.D29];&quot;-(&quot;;[.E29];&quot;)-&quot;;[.F29];&quot;-[&quot;;[.G29];&quot;]&quot;)" office:value-type="string" office:string-value="O / C-(RECENT_RESULT)-WAIT_IDLE-[R / T]" calcext:value-type="string">
            <text:p>O / C-(RECENT_RESULT)-WAIT_IDLE-[R / T]</text:p>
          </table:table-cell>
          <table:table-cell/>
          <table:table-cell table:style-name="ce9" office:value-type="string" calcext:value-type="string">
            <text:p>PresentLast Failed</text:p>
          </table:table-cell>
          <table:table-cell table:style-name="ce9" table:number-columns-repeated="4"/>
          <table:table-cell table:number-columns-repeated="2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11" office:value-type="string" calcext:value-type="string">
            <text:p>IDLE_SEARCH_OPT_ERROR</text:p>
          </table:table-cell>
          <table:table-cell table:style-name="ce11" office:value-type="string" calcext:value-type="string">
            <text:p>Error of searching optimum</text:p>
          </table:table-cell>
          <table:table-cell table:style-name="ce14" office:value-type="string" calcext:value-type="string">
            <text:p>O / C</text:p>
          </table:table-cell>
          <table:table-cell table:style-name="ce14" office:value-type="string" calcext:value-type="string">
            <text:p>RECENT_RESULT</text:p>
          </table:table-cell>
          <table:table-cell table:style-name="ce14" office:value-type="string" calcext:value-type="string">
            <text:p>ERROR_IDLE</text:p>
          </table:table-cell>
          <table:table-cell table:style-name="ce14" office:value-type="string" calcext:value-type="string">
            <text:p>R / T</text:p>
          </table:table-cell>
          <table:table-cell table:formula="of:= CONCATENATE([.D30];&quot;-(&quot;;[.E30];&quot;)-&quot;;[.F30];&quot;-[&quot;;[.G30];&quot;]&quot;)" office:value-type="string" office:string-value="O / C-(RECENT_RESULT)-ERROR_IDLE-[R / T]" calcext:value-type="string">
            <text:p>O / C-(RECENT_RESULT)-ERROR_IDLE-[R / T]</text:p>
          </table:table-cell>
          <table:table-cell/>
          <table:table-cell table:style-name="ce9" office:value-type="string" calcext:value-type="string">
            <text:p>PresentLast Done</text:p>
          </table:table-cell>
          <table:table-cell table:style-name="ce9" table:number-columns-repeated="4"/>
          <table:table-cell table:number-columns-repeated="2"/>
        </table:table-row>
        <table:table-row table:style-name="ro1">
          <table:table-cell table:style-name="ce8"/>
          <table:table-cell table:style-name="ce11" table:number-columns-repeated="2"/>
          <table:table-cell table:style-name="ce14" table:number-columns-repeated="4"/>
          <table:table-cell table:formula="of:= CONCATENATE([.D31];&quot;-(&quot;;[.E31];&quot;)-&quot;;[.F31];&quot;-[&quot;;[.G31];&quot;]&quot;)" office:value-type="string" office:string-value="-()--[]" calcext:value-type="string">
            <text:p>-()--[]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11" office:value-type="string" calcext:value-type="string">
            <text:p>IDLE_SEARCH_OPT_PAUSE</text:p>
          </table:table-cell>
          <table:table-cell table:style-name="ce11" office:value-type="string" calcext:value-type="string">
            <text:p>Deciding about present recent</text:p>
          </table:table-cell>
          <table:table-cell table:style-name="ce14" office:value-type="string" calcext:value-type="string">
            <text:p>DECIDE</text:p>
          </table:table-cell>
          <table:table-cell table:style-name="ce14" office:value-type="string" calcext:value-type="string">
            <text:p>RECENT_RESULT</text:p>
          </table:table-cell>
          <table:table-cell table:style-name="ce14" office:value-type="string" calcext:value-type="string">
            <text:p>ORDER_IDLE</text:p>
          </table:table-cell>
          <table:table-cell table:style-name="ce14" office:value-type="string" calcext:value-type="string">
            <text:p>R / T</text:p>
          </table:table-cell>
          <table:table-cell table:formula="of:= CONCATENATE([.D32];&quot;-(&quot;;[.E32];&quot;)-&quot;;[.F32];&quot;-[&quot;;[.G32];&quot;]&quot;)" office:value-type="string" office:string-value="DECIDE-(RECENT_RESULT)-ORDER_IDLE-[R / T]" calcext:value-type="string">
            <text:p>DECIDE-(RECENT_RESULT)-ORDER_IDLE-[R / T]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"/>
          <table:table-cell table:style-name="ce11" table:number-columns-repeated="2"/>
          <table:table-cell table:style-name="ce14" table:number-columns-repeated="4"/>
          <table:table-cell table:formula="of:= CONCATENATE([.D33];&quot;-(&quot;;[.E33];&quot;)-&quot;;[.F33];&quot;-[&quot;;[.G33];&quot;]&quot;)" office:value-type="string" office:string-value="-()--[]" calcext:value-type="string">
            <text:p>-()--[]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11" office:value-type="string" calcext:value-type="string">
            <text:p>BUSY_RECENT_OPT_PRESENT</text:p>
          </table:table-cell>
          <table:table-cell table:style-name="ce11" office:value-type="string" calcext:value-type="string">
            <text:p>Prepare recent for present</text:p>
          </table:table-cell>
          <table:table-cell table:style-name="ce14" office:value-type="string" calcext:value-type="string">
            <text:p>WATCH</text:p>
          </table:table-cell>
          <table:table-cell table:style-name="ce14" office:value-type="string" calcext:value-type="string">
            <text:p>RECENT_RESULT</text:p>
          </table:table-cell>
          <table:table-cell table:style-name="ce14" office:value-type="string" calcext:value-type="string">
            <text:p>WAIT_IDLE</text:p>
          </table:table-cell>
          <table:table-cell table:style-name="ce14" office:value-type="string" calcext:value-type="string">
            <text:p>R / T</text:p>
          </table:table-cell>
          <table:table-cell table:formula="of:= CONCATENATE([.D34];&quot;-(&quot;;[.E34];&quot;)-&quot;;[.F34];&quot;-[&quot;;[.G34];&quot;]&quot;)" office:value-type="string" office:string-value="WATCH-(RECENT_RESULT)-WAIT_IDLE-[R / T]" calcext:value-type="string">
            <text:p>WATCH-(RECENT_RESULT)-WAIT_IDLE-[R / T]</text:p>
          </table:table-cell>
          <table:table-cell table:number-columns-repeated="2"/>
          <table:table-cell table:style-name="ce14" office:value-type="string" calcext:value-type="string">
            <text:p>SandBox:</text:p>
          </table:table-cell>
          <table:table-cell table:style-name="ce11" office:value-type="string" calcext:value-type="string">
            <text:p>CANCEL</text:p>
          </table:table-cell>
          <table:table-cell table:style-name="ce11" office:value-type="string" calcext:value-type="string">
            <text:p>ACTION (button)</text:p>
          </table:table-cell>
          <table:table-cell table:style-name="ce11"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11" office:value-type="string" calcext:value-type="string">
            <text:p>IDLE_RECENT_OPT_ERROR</text:p>
          </table:table-cell>
          <table:table-cell table:style-name="ce11" office:value-type="string" calcext:value-type="string">
            <text:p>Error of prepare recent</text:p>
          </table:table-cell>
          <table:table-cell table:style-name="ce14" office:value-type="string" calcext:value-type="string">
            <text:p>WATCH</text:p>
          </table:table-cell>
          <table:table-cell table:style-name="ce14" office:value-type="string" calcext:value-type="string">
            <text:p>RECENT_RESULT</text:p>
          </table:table-cell>
          <table:table-cell table:style-name="ce14" office:value-type="string" calcext:value-type="string">
            <text:p>ERROR_IDLE</text:p>
          </table:table-cell>
          <table:table-cell table:style-name="ce14" office:value-type="string" calcext:value-type="string">
            <text:p>R / T</text:p>
          </table:table-cell>
          <table:table-cell table:formula="of:= CONCATENATE([.D35];&quot;-(&quot;;[.E35];&quot;)-&quot;;[.F35];&quot;-[&quot;;[.G35];&quot;]&quot;)" office:value-type="string" office:string-value="WATCH-(RECENT_RESULT)-ERROR_IDLE-[R / T]" calcext:value-type="string">
            <text:p>WATCH-(RECENT_RESULT)-ERROR_IDLE-[R / T]</text:p>
          </table:table-cell>
          <table:table-cell table:number-columns-repeated="2"/>
          <table:table-cell table:style-name="ce11"/>
          <table:table-cell table:style-name="ce11" office:value-type="string" calcext:value-type="string">
            <text:p>Cancel</text:p>
          </table:table-cell>
          <table:table-cell table:style-name="ce11" office:value-type="string" calcext:value-type="string">
            <text:p>Show Input</text:p>
          </table:table-cell>
          <table:table-cell table:style-name="ce11"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11" office:value-type="string" calcext:value-type="string">
            <text:p>IDLE_RECENT_OPT_PRESENT</text:p>
          </table:table-cell>
          <table:table-cell table:style-name="ce11" office:value-type="string" calcext:value-type="string">
            <text:p>View of recent</text:p>
          </table:table-cell>
          <table:table-cell table:style-name="ce14" office:value-type="string" calcext:value-type="string">
            <text:p>WATCH</text:p>
          </table:table-cell>
          <table:table-cell table:style-name="ce14" office:value-type="string" calcext:value-type="string">
            <text:p>RECENT_RESULT</text:p>
          </table:table-cell>
          <table:table-cell table:style-name="ce14" office:value-type="string" calcext:value-type="string">
            <text:p>WATCH_IDLE</text:p>
          </table:table-cell>
          <table:table-cell table:style-name="ce14" office:value-type="string" calcext:value-type="string">
            <text:p>R / T</text:p>
          </table:table-cell>
          <table:table-cell table:formula="of:= CONCATENATE([.D36];&quot;-(&quot;;[.E36];&quot;)-&quot;;[.F36];&quot;-[&quot;;[.G36];&quot;]&quot;)" office:value-type="string" office:string-value="WATCH-(RECENT_RESULT)-WATCH_IDLE-[R / T]" calcext:value-type="string">
            <text:p>WATCH-(RECENT_RESULT)-WATCH_IDLE-[R / T]</text:p>
          </table:table-cell>
          <table:table-cell table:number-columns-repeated="2"/>
          <table:table-cell table:style-name="ce11"/>
          <table:table-cell table:style-name="ce11" office:value-type="string" calcext:value-type="string">
            <text:p>Exit</text:p>
          </table:table-cell>
          <table:table-cell table:style-name="ce11" office:value-type="string" calcext:value-type="string">
            <text:p>Show First Order</text:p>
          </table:table-cell>
          <table:table-cell table:style-name="ce11" office:value-type="string" calcext:value-type="string">
            <text:p>Continue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1" table:number-columns-repeated="2"/>
          <table:table-cell table:style-name="ce14" table:number-columns-repeated="4"/>
          <table:table-cell table:formula="of:= CONCATENATE([.D37];&quot;-(&quot;;[.E37];&quot;)-&quot;;[.F37];&quot;-[&quot;;[.G37];&quot;]&quot;)" office:value-type="string" office:string-value="-()--[]" calcext:value-type="string">
            <text:p>-()--[]</text:p>
          </table:table-cell>
          <table:table-cell table:number-columns-repeated="2"/>
          <table:table-cell table:style-name="ce11"/>
          <table:table-cell table:style-name="ce11" office:value-type="string" calcext:value-type="string">
            <text:p>Back</text:p>
          </table:table-cell>
          <table:table-cell table:style-name="ce11" office:value-type="string" calcext:value-type="string">
            <text:p>Show Recent Opt.</text:p>
          </table:table-cell>
          <table:table-cell table:style-name="ce11" office:value-type="string" calcext:value-type="string">
            <text:p>Search Optim</text:p>
          </table:table-cell>
          <table:table-cell table:number-columns-repeated="2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11" office:value-type="string" calcext:value-type="string">
            <text:p>IDLE_SEARCH_DONE</text:p>
          </table:table-cell>
          <table:table-cell table:style-name="ce11" office:value-type="string" calcext:value-type="string">
            <text:p>Deciding about present last result</text:p>
          </table:table-cell>
          <table:table-cell table:style-name="ce14" office:value-type="string" calcext:value-type="string">
            <text:p>DECIDE</text:p>
          </table:table-cell>
          <table:table-cell table:style-name="ce14" office:value-type="string" calcext:value-type="string">
            <text:p>LAST_RESULT</text:p>
          </table:table-cell>
          <table:table-cell table:style-name="ce14" office:value-type="string" calcext:value-type="string">
            <text:p>ORDER_IDLE</text:p>
          </table:table-cell>
          <table:table-cell table:style-name="ce14" office:value-type="string" calcext:value-type="string">
            <text:p>R / T</text:p>
          </table:table-cell>
          <table:table-cell table:formula="of:= CONCATENATE([.D38];&quot;-(&quot;;[.E38];&quot;)-&quot;;[.F38];&quot;-[&quot;;[.G38];&quot;]&quot;)" office:value-type="string" office:string-value="DECIDE-(LAST_RESULT)-ORDER_IDLE-[R / T]" calcext:value-type="string">
            <text:p>DECIDE-(LAST_RESULT)-ORDER_IDLE-[R / T]</text:p>
          </table:table-cell>
          <table:table-cell table:number-columns-repeated="2"/>
          <table:table-cell table:style-name="ce11"/>
          <table:table-cell table:style-name="ce11" office:value-type="string" calcext:value-type="string">
            <text:p>Ready</text:p>
          </table:table-cell>
          <table:table-cell table:style-name="ce11" office:value-type="string" calcext:value-type="string">
            <text:p>Show Find Opt.</text:p>
          </table:table-cell>
          <table:table-cell table:style-name="ce11" office:value-type="string" calcext:value-type="string">
            <text:p>Set first order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1" table:number-columns-repeated="2"/>
          <table:table-cell table:style-name="ce14" table:number-columns-repeated="4"/>
          <table:table-cell table:formula="of:= CONCATENATE([.D39];&quot;-(&quot;;[.E39];&quot;)-&quot;;[.F39];&quot;-[&quot;;[.G39];&quot;]&quot;)" office:value-type="string" office:string-value="-()--[]" calcext:value-type="string">
            <text:p>-()--[]</text:p>
          </table:table-cell>
          <table:table-cell/>
          <table:table-cell table:style-name="Default"/>
          <table:table-cell table:style-name="ce11" table:number-columns-repeated="2"/>
          <table:table-cell table:style-name="ce11" office:value-type="string" calcext:value-type="string">
            <text:p>Show Optimum</text:p>
          </table:table-cell>
          <table:table-cell table:style-name="ce11" office:value-type="string" calcext:value-type="string">
            <text:p>Read</text:p>
          </table:table-cell>
          <table:table-cell table:number-columns-repeated="2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11" office:value-type="string" calcext:value-type="string">
            <text:p>BUSY_RESULTS_PRESENT</text:p>
          </table:table-cell>
          <table:table-cell table:style-name="ce11" office:value-type="string" calcext:value-type="string">
            <text:p>Prepare last result for present</text:p>
          </table:table-cell>
          <table:table-cell table:style-name="ce14" office:value-type="string" calcext:value-type="string">
            <text:p>WATCH</text:p>
          </table:table-cell>
          <table:table-cell table:style-name="ce14" office:value-type="string" calcext:value-type="string">
            <text:p>LAST_RESULT</text:p>
          </table:table-cell>
          <table:table-cell table:style-name="ce14" office:value-type="string" calcext:value-type="string">
            <text:p>WAIT_IDLE</text:p>
          </table:table-cell>
          <table:table-cell table:style-name="ce14" office:value-type="string" calcext:value-type="string">
            <text:p>R / T</text:p>
          </table:table-cell>
          <table:table-cell table:formula="of:= CONCATENATE([.D40];&quot;-(&quot;;[.E40];&quot;)-&quot;;[.F40];&quot;-[&quot;;[.G40];&quot;]&quot;)" office:value-type="string" office:string-value="WATCH-(LAST_RESULT)-WAIT_IDLE-[R / T]" calcext:value-type="string">
            <text:p>WATCH-(LAST_RESULT)-WAIT_IDLE-[R / T]</text:p>
          </table:table-cell>
          <table:table-cell/>
          <table:table-cell table:style-name="Default"/>
          <table:table-cell table:style-name="ce11" table:number-columns-repeated="2"/>
          <table:table-cell table:style-name="ce11" office:value-type="string" calcext:value-type="string">
            <text:p>Check input</text:p>
          </table:table-cell>
          <table:table-cell table:style-name="ce11" office:value-type="string" calcext:value-type="string">
            <text:p>Generate</text:p>
          </table:table-cell>
          <table:table-cell table:number-columns-repeated="2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11" office:value-type="string" calcext:value-type="string">
            <text:p><text:span text:style-name="T1">IDLE_RESULTS_</text:span>ERROR</text:p>
          </table:table-cell>
          <table:table-cell table:style-name="ce11" office:value-type="string" calcext:value-type="string">
            <text:p>Error of prepare last result</text:p>
          </table:table-cell>
          <table:table-cell table:style-name="ce14" office:value-type="string" calcext:value-type="string">
            <text:p>WATCH</text:p>
          </table:table-cell>
          <table:table-cell table:style-name="ce14" office:value-type="string" calcext:value-type="string">
            <text:p>LAST_RESULT</text:p>
          </table:table-cell>
          <table:table-cell table:style-name="ce14" office:value-type="string" calcext:value-type="string">
            <text:p>ERROR_IDLE</text:p>
          </table:table-cell>
          <table:table-cell table:style-name="ce14" office:value-type="string" calcext:value-type="string">
            <text:p>R / T</text:p>
          </table:table-cell>
          <table:table-cell table:formula="of:= CONCATENATE([.D41];&quot;-(&quot;;[.E41];&quot;)-&quot;;[.F41];&quot;-[&quot;;[.G41];&quot;]&quot;)" office:value-type="string" office:string-value="WATCH-(LAST_RESULT)-ERROR_IDLE-[R / T]" calcext:value-type="string">
            <text:p>WATCH-(LAST_RESULT)-ERROR_IDLE-[R / T]</text:p>
          </table:table-cell>
          <table:table-cell/>
          <table:table-cell table:style-name="Default"/>
          <table:table-cell table:style-name="ce11" table:number-columns-repeated="2"/>
          <table:table-cell table:style-name="ce11" office:value-type="string" calcext:value-type="string">
            <text:p>Check param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11" office:value-type="string" calcext:value-type="string">
            <text:p>IDLE_RESULTS_PRESENT</text:p>
          </table:table-cell>
          <table:table-cell table:style-name="ce11" office:value-type="string" calcext:value-type="string">
            <text:p>View or last result</text:p>
          </table:table-cell>
          <table:table-cell table:style-name="ce14" office:value-type="string" calcext:value-type="string">
            <text:p>WATCH</text:p>
          </table:table-cell>
          <table:table-cell table:style-name="ce14" office:value-type="string" calcext:value-type="string">
            <text:p>LAST_RESULT</text:p>
          </table:table-cell>
          <table:table-cell table:style-name="ce14" office:value-type="string" calcext:value-type="string">
            <text:p>WATCH_IDLE</text:p>
          </table:table-cell>
          <table:table-cell table:style-name="ce14" office:value-type="string" calcext:value-type="string">
            <text:p>R / T</text:p>
          </table:table-cell>
          <table:table-cell table:formula="of:= CONCATENATE([.D42];&quot;-(&quot;;[.E42];&quot;)-&quot;;[.F42];&quot;-[&quot;;[.G42];&quot;]&quot;)" office:value-type="string" office:string-value="WATCH-(LAST_RESULT)-WATCH_IDLE-[R / T]" calcext:value-type="string">
            <text:p>WATCH-(LAST_RESULT)-WATCH_IDLE-[R / T]</text:p>
          </table:table-cell>
          <table:table-cell/>
          <table:table-cell table:style-name="Default"/>
          <table:table-cell table:style-name="ce11" table:number-columns-repeated="2"/>
          <table:table-cell table:style-name="ce11" office:value-type="string" calcext:value-type="string">
            <text:p>Show Details</text:p>
          </table:table-cell>
          <table:table-cell table:style-name="ce11"/>
          <table:table-cell table:number-columns-repeated="2"/>
        </table:table-row>
        <table:table-row table:style-name="ro1" table:number-rows-repeated="5">
          <table:table-cell table:number-columns-repeated="9"/>
          <table:table-cell table:style-name="Default" table:number-columns-repeated="3"/>
          <table:table-cell table:number-columns-repeated="4"/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Transitions" table:style-name="ta1">
        <office:forms form:automatic-focus="false" form:apply-design-mode="false"/>
        <table:table-column table:style-name="co1" table:default-cell-style-name="ce8"/>
        <table:table-column table:style-name="co12" table:default-cell-style-name="ce21"/>
        <table:table-column table:style-name="co13" table:default-cell-style-name="ce11"/>
        <table:table-column table:style-name="co7" table:default-cell-style-name="ce11"/>
        <table:table-column table:style-name="co12" table:default-cell-style-name="ce11"/>
        <table:table-column table:style-name="co14" table:default-cell-style-name="ce8"/>
        <table:table-column table:style-name="co15" table:default-cell-style-name="ce9"/>
        <table:table-column table:style-name="co11" table:number-columns-repeated="29" table:default-cell-style-name="ce9"/>
        <table:table-row table:style-name="ro2">
          <table:table-cell table:style-name="ce3"/>
          <table:table-cell table:style-name="ce20" office:value-type="string" calcext:value-type="string" table:number-columns-spanned="2" table:number-rows-spanned="1">
            <text:p>                                                       Final State (<text:span text:style-name="T2">target state</text:span>) &gt; &gt; &gt;</text:p>
            <text:p/>
            <text:p/>
            <text:p>Initial State (<text:span text:style-name="T2">source state</text:span>) <text:span text:style-name="T3">V V V</text:span></text:p>
            <text:p><text:span text:style-name="T3"/></text:p>
          </table:table-cell>
          <table:covered-table-cell table:style-name="ce22"/>
          <table:table-cell table:style-name="ce1"/>
          <table:table-cell table:style-name="ce20" office:value-type="string" calcext:value-type="string" table:number-columns-spanned="2" table:number-rows-spanned="1">
            <text:p>                                                                     Final State &gt; &gt; &gt;</text:p>
            <text:p/>
            <text:p/>
            <text:p>Initial State <text:span text:style-name="T3">V V V</text:span></text:p>
            <text:p><text:span text:style-name="T3"/></text:p>
          </table:table-cell>
          <table:covered-table-cell/>
          <table:table-cell table:style-name="ce24" office:value-type="string" calcext:value-type="string">
            <text:p>INIT</text:p>
          </table:table-cell>
          <table:table-cell table:style-name="ce24" office:value-type="string" calcext:value-type="string">
            <text:p>IDLE_INIT</text:p>
          </table:table-cell>
          <table:table-cell table:style-name="ce25" office:value-type="string" calcext:value-type="string">
            <text:p>IDLE_RANDOM_GEN</text:p>
          </table:table-cell>
          <table:table-cell table:style-name="ce25" office:value-type="string" calcext:value-type="string">
            <text:p>IDLE_RAND_GEN_SATISFIED</text:p>
          </table:table-cell>
          <table:table-cell table:style-name="ce25" office:value-type="string" calcext:value-type="string">
            <text:p>BUSY_RAND_GEN_INPUT</text:p>
          </table:table-cell>
          <table:table-cell table:style-name="ce25" office:value-type="string" calcext:value-type="string">
            <text:p>IDLE_RAND_GEN_ERROR</text:p>
          </table:table-cell>
          <table:table-cell table:style-name="ce25" office:value-type="string" calcext:value-type="string">
            <text:p>IDLE_INPUT_TEXT_DEF</text:p>
          </table:table-cell>
          <table:table-cell table:style-name="ce25" office:value-type="string" calcext:value-type="string">
            <text:p>IDLE_INP_TEXT_SATISFIED</text:p>
          </table:table-cell>
          <table:table-cell table:style-name="ce25" office:value-type="string" calcext:value-type="string">
            <text:p>BUSY_INP_TEXT_READ</text:p>
          </table:table-cell>
          <table:table-cell table:style-name="ce25" office:value-type="string" calcext:value-type="string">
            <text:p>IDLE_INP_TEXT_ERROR</text:p>
          </table:table-cell>
          <table:table-cell table:style-name="ce25" office:value-type="string" calcext:value-type="string">
            <text:p>IDLE_HAVE_TECHN_INPUT</text:p>
          </table:table-cell>
          <table:table-cell table:style-name="ce25" office:value-type="string" calcext:value-type="string">
            <text:p>BUSY_TECHN_INP_PRESENT </text:p>
          </table:table-cell>
          <table:table-cell table:style-name="ce25" office:value-type="string" calcext:value-type="string">
            <text:p><text:span text:style-name="T1">IDLE_TECHN_INP</text:span>_ERROR</text:p>
          </table:table-cell>
          <table:table-cell table:style-name="ce25" office:value-type="string" calcext:value-type="string">
            <text:p><text:span text:style-name="T1">IDLE_TECHN_INP</text:span>_PRESENT</text:p>
          </table:table-cell>
          <table:table-cell table:style-name="ce25" office:value-type="string" calcext:value-type="string">
            <text:p>IDLE_HAVE_LOWER_BOUND</text:p>
          </table:table-cell>
          <table:table-cell table:style-name="ce25" office:value-type="string" calcext:value-type="string">
            <text:p>BUSY_FIRST_ORDER_CREATE</text:p>
          </table:table-cell>
          <table:table-cell table:style-name="ce25" office:value-type="string" calcext:value-type="string">
            <text:p>IDLE_FIRST_ORD_ERROR</text:p>
          </table:table-cell>
          <table:table-cell table:style-name="ce25" office:value-type="string" calcext:value-type="string">
            <text:p>IDLE_FIRST_ORD_PRESENT </text:p>
          </table:table-cell>
          <table:table-cell table:style-name="ce25" office:value-type="string" calcext:value-type="string">
            <text:p>IDLE_HAVE_ROOT_INPUT</text:p>
          </table:table-cell>
          <table:table-cell table:style-name="ce25" office:value-type="string" calcext:value-type="string">
            <text:p>BUSY_SEARCH_OPTIM_EXEC</text:p>
          </table:table-cell>
          <table:table-cell table:style-name="ce25" office:value-type="string" calcext:value-type="string">
            <text:p>IDLE_SEARCH_OPT_ERROR</text:p>
          </table:table-cell>
          <table:table-cell table:style-name="ce25" office:value-type="string" calcext:value-type="string">
            <text:p>IDLE_SEARCH_OPT_PAUSE</text:p>
          </table:table-cell>
          <table:table-cell table:style-name="ce25" office:value-type="string" calcext:value-type="string">
            <text:p>BUSY_RECENT_OPT_PRESENT</text:p>
          </table:table-cell>
          <table:table-cell table:style-name="ce25" office:value-type="string" calcext:value-type="string">
            <text:p>IDLE_RECENT_OPT_ERROR</text:p>
          </table:table-cell>
          <table:table-cell table:style-name="ce25" office:value-type="string" calcext:value-type="string">
            <text:p>IDLE_RECENT_OPT_PRESENT</text:p>
          </table:table-cell>
          <table:table-cell table:style-name="ce25" office:value-type="string" calcext:value-type="string">
            <text:p>IDLE_SEARCH_DONE</text:p>
          </table:table-cell>
          <table:table-cell table:style-name="ce25" office:value-type="string" calcext:value-type="string">
            <text:p>BUSY_RESULTS_PRESENT</text:p>
          </table:table-cell>
          <table:table-cell table:style-name="ce25" office:value-type="string" calcext:value-type="string">
            <text:p><text:span text:style-name="T1">IDLE_RESULTS_</text:span>ERROR</text:p>
          </table:table-cell>
          <table:table-cell table:style-name="ce25" office:value-type="string" calcext:value-type="string">
            <text:p>IDLE_RESULTS_PRESENT</text:p>
          </table:table-cell>
          <table:table-cell table:style-name="ce25" office:value-type="string" calcext:value-type="string">
            <text:p>STOP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table:style-name="ce10" office:value-type="string" calcext:value-type="string">
            <text:p>State Nam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Dimensions</text:p>
          </table:table-cell>
          <table:table-cell table:style-name="ce10" office:value-type="string" calcext:value-type="string">
            <text:p>State Name</text:p>
          </table:table-cell>
          <table:table-cell office:value-type="string" calcext:value-type="string">
            <text:p>Nb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The program started</text:p>
          </table:table-cell>
          <table:table-cell office:value-type="string" calcext:value-type="string">
            <text:p>INIT_WAIT-(INIT_NONE)-BUSY-[TYPE_NONE]</text:p>
          </table:table-cell>
          <table:table-cell office:value-type="string" calcext:value-type="string">
            <text:p>IN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Start Eventloop</text:p>
          </table:table-cell>
          <table:table-cell table:number-columns-repeated="28" office:value-type="string" calcext:value-type="string">
            <text:p>- - 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DLE_INIT</text:p>
          </table:table-cell>
          <table:table-cell office:value-type="string" calcext:value-type="string">
            <text:p>Deciding type of input</text:p>
          </table:table-cell>
          <table:table-cell office:value-type="string" calcext:value-type="string">
            <text:p>DECIDE-(INIT_NONE)-ORDER_IDLE-[TYPE_NONE]</text:p>
          </table:table-cell>
          <table:table-cell office:value-type="string" calcext:value-type="string">
            <text:p>IDLE_IN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F-Radio Random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F-Radio Text</text:p>
          </table:table-cell>
          <table:table-cell table:number-columns-repeated="22" office:value-type="string" calcext:value-type="string">
            <text:p>- - -</text:p>
          </table:table-cell>
          <table:table-cell office:value-type="string" calcext:value-type="string">
            <text:p>N-Exit / Close W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DLE_RANDOM_GEN</text:p>
          </table:table-cell>
          <table:table-cell office:value-type="string" calcext:value-type="string">
            <text:p>Form for random generation</text:p>
          </table:table-cell>
          <table:table-cell office:value-type="string" calcext:value-type="string">
            <text:p>DECIDE-(INP_TYPE)-MISSING_IDLE-[RANDOM_GEN]</text:p>
          </table:table-cell>
          <table:table-cell office:value-type="string" calcext:value-type="string">
            <text:p>IDLE_RANDOM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 - -</text:p>
          </table:table-cell>
          <table:table-cell office:value-type="string" calcext:value-type="string">
            <text:p>B-Cancel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F-Filled (R)</text:p>
          </table:table-cell>
          <table:table-cell table:number-columns-repeated="25"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LE_RAND_GEN_SATISFIED</text:p>
          </table:table-cell>
          <table:table-cell office:value-type="string" calcext:value-type="string">
            <text:p>Form for random gen. filled</text:p>
          </table:table-cell>
          <table:table-cell office:value-type="string" calcext:value-type="string">
            <text:p>DECIDE-(INP_TYPE)-ORDER_IDLE-[RANDOM_GEN]</text:p>
          </table:table-cell>
          <table:table-cell office:value-type="string" calcext:value-type="string">
            <text:p>IDLE_RAND_GEN_SATISFI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 - -</text:p>
          </table:table-cell>
          <table:table-cell office:value-type="string" calcext:value-type="string">
            <text:p>B-Cancel</text:p>
          </table:table-cell>
          <table:table-cell office:value-type="string" calcext:value-type="string">
            <text:p>F-Missing (R)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N-Generate</text:p>
          </table:table-cell>
          <table:table-cell table:number-columns-repeated="24"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SY_RAND_GEN_INPUT</text:p>
          </table:table-cell>
          <table:table-cell office:value-type="string" calcext:value-type="string">
            <text:p>Random generation of input</text:p>
          </table:table-cell>
          <table:table-cell office:value-type="string" calcext:value-type="string">
            <text:p>DECIDE-(INP_DESCRIPT)-WAIT_IDLE-[RANDOM_GEN]</text:p>
          </table:table-cell>
          <table:table-cell office:value-type="string" calcext:value-type="string">
            <text:p>BUSY_RAND_GEN_INPUT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Gen Failed</text:p>
          </table:table-cell>
          <table:table-cell table:number-columns-repeated="4" office:value-type="string" calcext:value-type="string">
            <text:p>- - -</text:p>
          </table:table-cell>
          <table:table-cell office:value-type="string" calcext:value-type="string">
            <text:p>Gen Done</text:p>
          </table:table-cell>
          <table:table-cell table:number-columns-repeated="18"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DLE_RAND_GEN_ERROR</text:p>
          </table:table-cell>
          <table:table-cell office:value-type="string" calcext:value-type="string">
            <text:p>Error of Random generation</text:p>
          </table:table-cell>
          <table:table-cell office:value-type="string" calcext:value-type="string">
            <text:p>DECIDE-(INP_DESCRIPT)-ERROR_IDLE-[RANDOM_GEN]</text:p>
          </table:table-cell>
          <table:table-cell office:value-type="string" calcext:value-type="string">
            <text:p>IDLE_RAND_GEN_ERROR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B-Cancel (R)</text:p>
          </table:table-cell>
          <table:table-cell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table:number-columns-repeated="23"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DLE_INPUT_TEXT_DEF</text:p>
          </table:table-cell>
          <table:table-cell office:value-type="string" calcext:value-type="string">
            <text:p>Form for input text file</text:p>
          </table:table-cell>
          <table:table-cell office:value-type="string" calcext:value-type="string">
            <text:p>DECIDE-(INP_TYPE)-MISSING_IDLE-[TEXT INPUT]</text:p>
          </table:table-cell>
          <table:table-cell office:value-type="string" calcext:value-type="string">
            <text:p>IDLE_INPUT_TEXT_DE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 - -</text:p>
          </table:table-cell>
          <table:table-cell office:value-type="string" calcext:value-type="string">
            <text:p>B-Cancel</text:p>
          </table:table-cell>
          <table:table-cell table:number-columns-repeated="4"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F-Filled (T)</text:p>
          </table:table-cell>
          <table:table-cell table:number-columns-repeated="21"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DLE_INP_TEXT_SATISFIED</text:p>
          </table:table-cell>
          <table:table-cell office:value-type="string" calcext:value-type="string">
            <text:p>Form for inp. text file filled</text:p>
          </table:table-cell>
          <table:table-cell office:value-type="string" calcext:value-type="string">
            <text:p>DECIDE-(INP_TYPE)-ORDER_IDLE-[TEXT INPUT]</text:p>
          </table:table-cell>
          <table:table-cell office:value-type="string" calcext:value-type="string">
            <text:p>IDLE_INP_TEXT_SATISFI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 - -</text:p>
          </table:table-cell>
          <table:table-cell office:value-type="string" calcext:value-type="string">
            <text:p>B-Cancel</text:p>
          </table:table-cell>
          <table:table-cell table:number-columns-repeated="4" office:value-type="string" calcext:value-type="string">
            <text:p>- - -</text:p>
          </table:table-cell>
          <table:table-cell office:value-type="string" calcext:value-type="string">
            <text:p>F-Missing (T)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N-Read</text:p>
          </table:table-cell>
          <table:table-cell table:number-columns-repeated="20"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SY_INP_TEXT_READ</text:p>
          </table:table-cell>
          <table:table-cell office:value-type="string" calcext:value-type="string">
            <text:p>Read of input text</text:p>
          </table:table-cell>
          <table:table-cell office:value-type="string" calcext:value-type="string">
            <text:p>DECIDE-(INP_DESCRIPT)-WAIT_IDLE-[TEXT INPUT]</text:p>
          </table:table-cell>
          <table:table-cell office:value-type="string" calcext:value-type="string">
            <text:p>BUSY_INP_TEXT_READ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Read Failed</text:p>
          </table:table-cell>
          <table:table-cell office:value-type="string" calcext:value-type="string">
            <text:p>Read Done</text:p>
          </table:table-cell>
          <table:table-cell table:number-columns-repeated="18"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DLE_INP_TEXT_ERROR</text:p>
          </table:table-cell>
          <table:table-cell office:value-type="string" calcext:value-type="string">
            <text:p>Error of Reading input text</text:p>
          </table:table-cell>
          <table:table-cell office:value-type="string" calcext:value-type="string">
            <text:p>DECIDE-(INP_DESCRIPT)-ERROR_IDLE-[TEXT INPUT]</text:p>
          </table:table-cell>
          <table:table-cell office:value-type="string" calcext:value-type="string">
            <text:p>IDLE_INP_TEXT_ERROR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string" calcext:value-type="string">
            <text:p>- - -</text:p>
          </table:table-cell>
          <table:table-cell office:value-type="string" calcext:value-type="string">
            <text:p>B-Cancel (T)</text:p>
          </table:table-cell>
          <table:table-cell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table:number-columns-repeated="19"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IDLE_HAVE_TECHN_INPUT</text:p>
          </table:table-cell>
          <table:table-cell office:value-type="string" calcext:value-type="string">
            <text:p>Deciding about present preliminary analysis</text:p>
          </table:table-cell>
          <table:table-cell office:value-type="string" calcext:value-type="string">
            <text:p>DECIDE-(INPUT_AS_IS)-ORDER_IDLE-[R / T]</text:p>
          </table:table-cell>
          <table:table-cell office:value-type="string" calcext:value-type="string">
            <text:p>IDLE_HAVE_TECHN_INPUT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B-Cancel (R)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B-Cancel (T)</text:p>
          </table:table-cell>
          <table:table-cell table:number-columns-repeated="2"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A-Investigate /</text:p>
            <text:p><text:span text:style-name="T1">N-Continue</text:span></text:p>
          </table:table-cell>
          <table:table-cell office:value-type="string" calcext:value-type="string">
            <text:p>N-Continue /</text:p>
            <text:p>PreAnalys Failed</text:p>
          </table:table-cell>
          <table:table-cell office:value-type="string" calcext:value-type="string">
            <text:p>- - -</text:p>
          </table:table-cell>
          <table:table-cell office:value-type="string" calcext:value-type="string">
            <text:p>N-Continue /</text:p>
            <text:p><text:span text:style-name="T1">PreAnalys Done</text:span></text:p>
          </table:table-cell>
          <table:table-cell table:number-columns-repeated="14"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BUSY_TECHN_INP_PRESENT </text:p>
          </table:table-cell>
          <table:table-cell office:value-type="string" calcext:value-type="string">
            <text:p>Preliminary analysis for lower bound</text:p>
          </table:table-cell>
          <table:table-cell office:value-type="string" calcext:value-type="string">
            <text:p>WATCH-(INPUT_AS_IS)-WAIT_IDLE-[R / T]</text:p>
          </table:table-cell>
          <table:table-cell office:value-type="string" calcext:value-type="string">
            <text:p>BUSY_TECHN_INP_PRESENT </text:p>
          </table:table-cell>
          <table:table-cell office:value-type="float" office:value="12" calcext:value-type="float">
            <text:p>12</text:p>
          </table:table-cell>
          <table:table-cell table:number-columns-repeated="11"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A-Investigate /</text:p>
            <text:p>PreAnalys Failed</text:p>
          </table:table-cell>
          <table:table-cell office:value-type="string" calcext:value-type="string">
            <text:p>A-Investigate /</text:p>
            <text:p>PreAnalys Done</text:p>
          </table:table-cell>
          <table:table-cell table:number-columns-repeated="15"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4">IDLE_TECHN_INP</text:span>_ERROR</text:p>
          </table:table-cell>
          <table:table-cell office:value-type="string" calcext:value-type="string">
            <text:p>Error of preliminary analysis</text:p>
          </table:table-cell>
          <table:table-cell office:value-type="string" calcext:value-type="string">
            <text:p>WATCH-(INPUT_AS_IS)-ERROR_IDLE-[R / T]</text:p>
          </table:table-cell>
          <table:table-cell office:value-type="string" calcext:value-type="string">
            <text:p><text:span text:style-name="T1">IDLE_TECHN_INP</text:span>_ERROR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B-Cancel (R)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B-Cancel (T)</text:p>
          </table:table-cell>
          <table:table-cell table:number-columns-repeated="4"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table:number-columns-repeated="16"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4">IDLE_TECHN_INP</text:span>_PRESENT</text:p>
          </table:table-cell>
          <table:table-cell office:value-type="string" calcext:value-type="string">
            <text:p>View of preliminary analysis</text:p>
          </table:table-cell>
          <table:table-cell office:value-type="string" calcext:value-type="string">
            <text:p>WATCH-(INPUT_TECHN)-WATCH_IDLE-[R / T]</text:p>
          </table:table-cell>
          <table:table-cell office:value-type="string" calcext:value-type="string">
            <text:p><text:span text:style-name="T1">IDLE_TECHN_INP</text:span>_PRESENT</text:p>
          </table:table-cell>
          <table:table-cell office:value-type="float" office:value="14" calcext:value-type="float">
            <text:p>14</text:p>
          </table:table-cell>
          <table:table-cell table:number-columns-repeated="13"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N-Looked at</text:p>
          </table:table-cell>
          <table:table-cell table:number-columns-repeated="14"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IDLE_HAVE_LOWER_BOUND</text:p>
          </table:table-cell>
          <table:table-cell office:value-type="string" calcext:value-type="string">
            <text:p>Deciding about present first order</text:p>
          </table:table-cell>
          <table:table-cell office:value-type="string" calcext:value-type="string">
            <text:p>DECIDE-(INPUT_TECHN)-ORDER_IDLE-[R / T]</text:p>
          </table:table-cell>
          <table:table-cell office:value-type="string" calcext:value-type="string">
            <text:p>IDLE_HAVE_LOWER_BOUND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B-Cancel (R)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B-Cancel (T)</text:p>
          </table:table-cell>
          <table:table-cell table:number-columns-repeated="6"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A-Investigate /</text:p>
            <text:p><text:span text:style-name="T1">N-Continue</text:span></text:p>
          </table:table-cell>
          <table:table-cell office:value-type="string" calcext:value-type="string">
            <text:p>N-Continue /</text:p>
            <text:p>First Ord Failed</text:p>
          </table:table-cell>
          <table:table-cell office:value-type="string" calcext:value-type="string">
            <text:p>- - -</text:p>
          </table:table-cell>
          <table:table-cell office:value-type="string" calcext:value-type="string">
            <text:p>N-Continue /</text:p>
            <text:p><text:span text:style-name="T1">FirstOrd Done</text:span></text:p>
          </table:table-cell>
          <table:table-cell table:number-columns-repeated="6" office:value-type="string" calcext:value-type="string">
            <text:p>- - -</text:p>
          </table:table-cell>
          <table:table-cell office:value-type="string" calcext:value-type="string">
            <text:p><text:span text:style-name="T1">N-Continue /</text:span></text:p>
            <text:p>FirstOrd Success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BUSY_FIRST_ORDER_CREATE</text:p>
          </table:table-cell>
          <table:table-cell office:value-type="string" calcext:value-type="string">
            <text:p>Create first order</text:p>
          </table:table-cell>
          <table:table-cell office:value-type="string" calcext:value-type="string">
            <text:p>WATCH-(INPUT_TECHN)-WAIT_IDLE-[R / T]</text:p>
          </table:table-cell>
          <table:table-cell office:value-type="string" calcext:value-type="string">
            <text:p>BUSY_FIRST_ORDER_CREATE</text:p>
          </table:table-cell>
          <table:table-cell office:value-type="float" office:value="16" calcext:value-type="float">
            <text:p>16</text:p>
          </table:table-cell>
          <table:table-cell table:number-columns-repeated="15"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A-Investigate /</text:p>
            <text:p>FirstOrd Failed</text:p>
          </table:table-cell>
          <table:table-cell office:value-type="string" calcext:value-type="string">
            <text:p>A-Investigate /</text:p>
            <text:p>FirstOrd Done,</text:p>
            <text:p>FirstOrd Success</text:p>
          </table:table-cell>
          <table:table-cell table:number-columns-repeated="11"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DLE_FIRST_ORD_ERROR</text:p>
          </table:table-cell>
          <table:table-cell office:value-type="string" calcext:value-type="string">
            <text:p>Error of first order</text:p>
          </table:table-cell>
          <table:table-cell office:value-type="string" calcext:value-type="string">
            <text:p>WATCH-(INPUT_TECHN)-ERROR_IDLE-[R / T]</text:p>
          </table:table-cell>
          <table:table-cell office:value-type="string" calcext:value-type="string">
            <text:p>IDLE_FIRST_ORD_ERROR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B-Cancel (R)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B-Cancel (T)</text:p>
          </table:table-cell>
          <table:table-cell table:number-columns-repeated="8"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table:number-columns-repeated="12"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IDLE_FIRST_ORD_PRESENT </text:p>
          </table:table-cell>
          <table:table-cell office:value-type="string" calcext:value-type="string">
            <text:p>View of first order</text:p>
          </table:table-cell>
          <table:table-cell office:value-type="string" calcext:value-type="string">
            <text:p>WATCH-(FIRST_ORDER)-WATCH_IDLE-[R / T]</text:p>
          </table:table-cell>
          <table:table-cell office:value-type="string" calcext:value-type="string">
            <text:p>IDLE_FIRST_ORD_PRESENT </text:p>
          </table:table-cell>
          <table:table-cell office:value-type="float" office:value="18" calcext:value-type="float">
            <text:p>18</text:p>
          </table:table-cell>
          <table:table-cell table:number-columns-repeated="17"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N-Looked at</text:p>
          </table:table-cell>
          <table:table-cell table:number-columns-repeated="6" office:value-type="string" calcext:value-type="string">
            <text:p>- - -</text:p>
          </table:table-cell>
          <table:table-cell office:value-type="string" calcext:value-type="string">
            <text:p><text:span text:style-name="T1">FirstOrd Success /</text:span></text:p>
            <text:p><text:span text:style-name="T1">N-Looked at</text:span>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DLE_HAVE_ROOT_INPUT</text:p>
          </table:table-cell>
          <table:table-cell office:value-type="string" calcext:value-type="string">
            <text:p>Deciding about search steps (s by s or cont)</text:p>
          </table:table-cell>
          <table:table-cell office:value-type="string" calcext:value-type="string">
            <text:p>DECIDE-(FIRST_ORDER)-ORDER_IDLE-[R / T]</text:p>
          </table:table-cell>
          <table:table-cell office:value-type="string" calcext:value-type="string">
            <text:p>IDLE_HAVE_ROOT_INPUT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B-Cancel (R)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B-Cancel (T)</text:p>
          </table:table-cell>
          <table:table-cell table:number-columns-repeated="10"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N-Continue (O/C)</text:p>
          </table:table-cell>
          <table:table-cell table:number-columns-repeated="9"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USY_SEARCH_OPTIM_EXEC</text:p>
          </table:table-cell>
          <table:table-cell office:value-type="string" calcext:value-type="string">
            <text:p>Searching optimum</text:p>
          </table:table-cell>
          <table:table-cell office:value-type="string" calcext:value-type="string">
            <text:p>O / C-(RECENT_RESULT)-WAIT_IDLE-[R / T]</text:p>
          </table:table-cell>
          <table:table-cell office:value-type="string" calcext:value-type="string">
            <text:p>BUSY_SEARCH_OPTIM_EXEC</text:p>
          </table:table-cell>
          <table:table-cell office:value-type="float" office:value="20" calcext:value-type="float">
            <text:p>20</text:p>
          </table:table-cell>
          <table:table-cell table:number-columns-repeated="19"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SearchOpt Failed</text:p>
          </table:table-cell>
          <table:table-cell office:value-type="string" calcext:value-type="string">
            <text:p>A-PAUSE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SearchOpt Done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DLE_SEARCH_OPT_ERROR</text:p>
          </table:table-cell>
          <table:table-cell office:value-type="string" calcext:value-type="string">
            <text:p>Error of searching optimum</text:p>
          </table:table-cell>
          <table:table-cell office:value-type="string" calcext:value-type="string">
            <text:p>O / C-(RECENT_RESULT)-ERROR_IDLE-[R / T]</text:p>
          </table:table-cell>
          <table:table-cell office:value-type="string" calcext:value-type="string">
            <text:p>IDLE_SEARCH_OPT_ERROR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B-Cancel (R)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B-Cancel (T)</text:p>
          </table:table-cell>
          <table:table-cell table:number-columns-repeated="12"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table:number-columns-repeated="8"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IDLE_SEARCH_OPT_PAUSE</text:p>
          </table:table-cell>
          <table:table-cell office:value-type="string" calcext:value-type="string">
            <text:p>Deciding about present recent</text:p>
          </table:table-cell>
          <table:table-cell office:value-type="string" calcext:value-type="string">
            <text:p>DECIDE-(RECENT_RESULT)-ORDER_IDLE-[R / T]</text:p>
          </table:table-cell>
          <table:table-cell office:value-type="string" calcext:value-type="string">
            <text:p>IDLE_SEARCH_OPT_PAUSE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B-Cancel (R)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B-Cancel (T)</text:p>
          </table:table-cell>
          <table:table-cell table:number-columns-repeated="11" office:value-type="string" calcext:value-type="string">
            <text:p>- - -</text:p>
          </table:table-cell>
          <table:table-cell office:value-type="string" calcext:value-type="string">
            <text:p>N-Continue (O/C)</text:p>
          </table:table-cell>
          <table:table-cell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A-Investigate</text:p>
          </table:table-cell>
          <table:table-cell table:number-columns-repeated="2" office:value-type="string" calcext:value-type="string">
            <text:p>- - -</text:p>
          </table:table-cell>
          <table:table-cell office:value-type="string" calcext:value-type="string">
            <text:p>A-PAUSE /</text:p>
            <text:p>SearchOpt Done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SY_RECENT_OPT_PRESENT</text:p>
          </table:table-cell>
          <table:table-cell office:value-type="string" calcext:value-type="string">
            <text:p>Prepare recent for present</text:p>
          </table:table-cell>
          <table:table-cell office:value-type="string" calcext:value-type="string">
            <text:p>WATCH-(RECENT_RESULT)-WAIT_IDLE-[R / T]</text:p>
          </table:table-cell>
          <table:table-cell office:value-type="string" calcext:value-type="string">
            <text:p>BUSY_RECENT_OPT_PRESENT</text:p>
          </table:table-cell>
          <table:table-cell office:value-type="float" office:value="23" calcext:value-type="float">
            <text:p>23</text:p>
          </table:table-cell>
          <table:table-cell table:number-columns-repeated="22"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ResentPres Failed</text:p>
          </table:table-cell>
          <table:table-cell office:value-type="string" calcext:value-type="string">
            <text:p>ResentPres Done</text:p>
          </table:table-cell>
          <table:table-cell table:number-columns-repeated="4"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DLE_RECENT_OPT_ERROR</text:p>
          </table:table-cell>
          <table:table-cell office:value-type="string" calcext:value-type="string">
            <text:p>Error of prepare recent</text:p>
          </table:table-cell>
          <table:table-cell office:value-type="string" calcext:value-type="string">
            <text:p>WATCH-(RECENT_RESULT)-ERROR_IDLE-[R / T]</text:p>
          </table:table-cell>
          <table:table-cell office:value-type="string" calcext:value-type="string">
            <text:p>IDLE_RECENT_OPT_ERROR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B-Cancel (R)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B-Cancel (T)</text:p>
          </table:table-cell>
          <table:table-cell table:number-columns-repeated="15"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table:number-columns-repeated="5"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DLE_RECENT_OPT_PRESENT</text:p>
          </table:table-cell>
          <table:table-cell office:value-type="string" calcext:value-type="string">
            <text:p>View of recent</text:p>
          </table:table-cell>
          <table:table-cell office:value-type="string" calcext:value-type="string">
            <text:p>WATCH-(RECENT_RESULT)-WATCH_IDLE-[R / T]</text:p>
          </table:table-cell>
          <table:table-cell office:value-type="string" calcext:value-type="string">
            <text:p>IDLE_RECENT_OPT_PRESENT</text:p>
          </table:table-cell>
          <table:table-cell office:value-type="float" office:value="25" calcext:value-type="float">
            <text:p>25</text:p>
          </table:table-cell>
          <table:table-cell table:number-columns-repeated="21" office:value-type="string" calcext:value-type="string">
            <text:p>- - -</text:p>
          </table:table-cell>
          <table:table-cell office:value-type="string" calcext:value-type="string">
            <text:p>N-Looked at</text:p>
          </table:table-cell>
          <table:table-cell table:number-columns-repeated="2"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table:number-columns-repeated="4"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DLE_SEARCH_DONE</text:p>
          </table:table-cell>
          <table:table-cell office:value-type="string" calcext:value-type="string">
            <text:p>Deciding about present last result</text:p>
          </table:table-cell>
          <table:table-cell office:value-type="string" calcext:value-type="string">
            <text:p>DECIDE-(LAST_RESULT)-ORDER_IDLE-[R / T]</text:p>
          </table:table-cell>
          <table:table-cell office:value-type="string" calcext:value-type="string">
            <text:p>IDLE_SEARCH_DO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 - -</text:p>
          </table:table-cell>
          <table:table-cell office:value-type="string" calcext:value-type="string">
            <text:p>N-Done</text:p>
          </table:table-cell>
          <table:table-cell table:number-columns-repeated="23"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A-Investigate</text:p>
          </table:table-cell>
          <table:table-cell table:number-columns-repeated="2"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USY_RESULTS_PRESENT</text:p>
          </table:table-cell>
          <table:table-cell office:value-type="string" calcext:value-type="string">
            <text:p>Prepare last result for present</text:p>
          </table:table-cell>
          <table:table-cell office:value-type="string" calcext:value-type="string">
            <text:p>WATCH-(LAST_RESULT)-WAIT_IDLE-[R / T]</text:p>
          </table:table-cell>
          <table:table-cell office:value-type="string" calcext:value-type="string">
            <text:p>BUSY_RESULTS_PRESENT</text:p>
          </table:table-cell>
          <table:table-cell office:value-type="float" office:value="27" calcext:value-type="float">
            <text:p>27</text:p>
          </table:table-cell>
          <table:table-cell table:number-columns-repeated="26"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PresentLast Failed</text:p>
          </table:table-cell>
          <table:table-cell office:value-type="string" calcext:value-type="string">
            <text:p>PresentLast Done</text:p>
          </table:table-cell>
          <table:table-cell office:value-type="string" calcext:value-type="string">
            <text:p>Confirmed Close Wi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pan text:style-name="T4">IDLE_RESULTS_</text:span>ERROR</text:p>
          </table:table-cell>
          <table:table-cell office:value-type="string" calcext:value-type="string">
            <text:p>Error of prepare last result</text:p>
          </table:table-cell>
          <table:table-cell office:value-type="string" calcext:value-type="string">
            <text:p>WATCH-(LAST_RESULT)-ERROR_IDLE-[R / T]</text:p>
          </table:table-cell>
          <table:table-cell office:value-type="string" calcext:value-type="string">
            <text:p><text:span text:style-name="T1">IDLE_RESULTS_</text:span>ERROR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B-Cancel (R)</text:p>
          </table:table-cell>
          <table:table-cell table:number-columns-repeated="3" office:value-type="string" calcext:value-type="string">
            <text:p>- - -</text:p>
          </table:table-cell>
          <table:table-cell office:value-type="string" calcext:value-type="string">
            <text:p>B-Cancel (T)</text:p>
          </table:table-cell>
          <table:table-cell table:number-columns-repeated="19"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- - -</text:p>
          </table:table-cell>
          <table:table-cell office:value-type="string" calcext:value-type="string">
            <text:p>Confirmed Close Wi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DLE_RESULTS_PRESENT</text:p>
          </table:table-cell>
          <table:table-cell office:value-type="string" calcext:value-type="string">
            <text:p>View of last result</text:p>
          </table:table-cell>
          <table:table-cell office:value-type="string" calcext:value-type="string">
            <text:p>WATCH-(LAST_RESULT)-WATCH_IDLE-[R / T]</text:p>
          </table:table-cell>
          <table:table-cell office:value-type="string" calcext:value-type="string">
            <text:p>IDLE_RESULTS_PRESENT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string" calcext:value-type="string">
            <text:p>- - -</text:p>
          </table:table-cell>
          <table:table-cell/>
          <table:table-cell table:number-columns-repeated="18" office:value-type="string" calcext:value-type="string">
            <text:p>- - -</text:p>
          </table:table-cell>
          <table:table-cell office:value-type="string" calcext:value-type="string">
            <text:p>N-Looked at</text:p>
          </table:table-cell>
          <table:table-cell table:number-columns-repeated="2" office:value-type="string" calcext:value-type="string">
            <text:p>- - -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Confirmed Close Wi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 Program</text:p>
          </table:table-cell>
          <table:table-cell table:style-name="ce9" office:value-type="string" calcext:value-type="string">
            <text:p>- - -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table:number-columns-repeated="29" office:value-type="string" calcext:value-type="string">
            <text:p>- - -</text:p>
          </table:table-cell>
          <table:table-cell office:value-type="string" calcext:value-type="string">
            <text:p>(+)</text:p>
          </table:table-cell>
        </table:table-row>
      </table:table>
      <table:named-expressions/>
      <table:database-ranges>
        <table:database-range table:name="__Anonymous_Sheet_DB__1" table:target-range-address="Transitions.A3:Transitions.D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00.00.00</text:date>, <text:time style:data-style-name="N2" text:time-value="16:14:59.495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3-02T17:00:23.582000000</meta:creation-date>
    <dc:date>2024-03-04T16:38:23.709000000</dc:date>
    <meta:editing-duration>PT2H27M58S</meta:editing-duration>
    <meta:editing-cycles>28</meta:editing-cycles>
    <meta:generator>LibreOffice/6.4.4.2$Windows_X86_64 LibreOffice_project/3d775be2011f3886db32dfd395a6a6d1ca2630ff</meta:generator>
    <meta:document-statistic meta:table-count="2" meta:cell-count="1489" meta:object-count="0"/>
  </office:meta>
</office:document-meta>
</file>